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4F4F4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14">
      <style:table-cell-properties fo:border="thin solid #000000" style:vertical-align="automatic" fo:background-color="#F3715A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8AA97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C7A0CB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C2E0A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37B7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F04E4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C7A0CB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3">
      <style:table-cell-properties fo:border-top="none" fo:border-bottom="2pt solid #4C4C4C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4C4C4C" fo:border-left="none" fo:border-right="2pt solid #4C4C4C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none" fo:border-bottom="none" fo:border-left="2pt solid #4C4C4C" fo:border-right="none" style:vertical-align="middle" fo:background-color="#00FF00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00FF0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00FF0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none" fo:border-right="2pt solid #4C4C4C" style:vertical-align="middle" fo:background-color="#00FF0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4C4C4C" fo:border-right="none" style:vertical-align="middle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37">
      <style:table-cell-properties style:vertical-align="middle" style:repeat-content="false"/>
      <style:paragraph-properties fo:text-align="end" fo:margin-right="0cm"/>
    </style:style>
    <style:style style:name="ce27" style:family="table-cell" style:parent-style-name="Default" style:data-style-name="N37">
      <style:table-cell-properties fo:border-top="none" fo:border-bottom="none" fo:border-left="none" fo:border-right="2pt solid #4C4C4C" style:vertical-align="middle" style:repeat-content="false"/>
      <style:paragraph-properties fo:text-align="end" fo:margin-right="0cm"/>
    </style:style>
    <style:style style:name="ce28" style:family="table-cell" style:parent-style-name="Default" style:data-style-name="N37">
      <style:table-cell-properties fo:border-top="none" fo:border-bottom="none" fo:border-left="none" fo:border-right="2pt solid #4C4C4C" style:vertical-align="middle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order-top="none" fo:border-bottom="2pt solid #4C4C4C" fo:border-left="none" fo:border-right="2pt solid #4C4C4C" style:vertical-align="middle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fo:background-color="#00FF0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1" style:family="table-cell" style:parent-style-name="Excel_BuiltIn_Currency" style:data-style-name="N36">
      <style:table-cell-properties style:vertical-align="middle" fo:background-color="transparent"/>
      <style:text-properties fo:color="#000000"/>
    </style:style>
    <style:style style:name="ce32" style:family="table-cell" style:parent-style-name="Default" style:data-style-name="N13">
      <style:table-cell-properties style:vertical-align="middle" style:repeat-content="false"/>
      <style:paragraph-properties fo:text-align="center"/>
    </style:style>
    <style:style style:name="ce33" style:family="table-cell" style:parent-style-name="Excel_BuiltIn_Currency" style:data-style-name="N36">
      <style:table-cell-properties style:vertical-align="middle" fo:background-color="transparent" style:repeat-content="false"/>
      <style:paragraph-properties fo:text-align="end" fo:margin-right="0cm"/>
      <style:text-properties fo:color="#000000"/>
    </style:style>
    <style:style style:name="ce34" style:family="table-cell" style:parent-style-name="Default" style:data-style-name="N14">
      <style:table-cell-properties style:vertical-align="middle" style:repeat-content="false"/>
      <style:paragraph-properties fo:text-align="center"/>
    </style:style>
    <style:style style:name="ce35" style:family="table-cell" style:parent-style-name="Excel_BuiltIn_Currency" style:data-style-name="N36">
      <style:table-cell-properties fo:border-top="none" fo:border-bottom="none" fo:border-left="none" fo:border-right="2pt solid #4C4C4C" style:vertical-align="middle" fo:background-color="transparent" style:repeat-content="false"/>
      <style:paragraph-properties fo:text-align="end" fo:margin-right="0cm"/>
      <style:text-properties fo:color="#000000"/>
    </style:style>
    <style:style style:name="ce36" style:family="table-cell" style:parent-style-name="Default" style:data-style-name="N0">
      <style:table-cell-properties fo:border-top="none" fo:border-bottom="2pt solid #4C4C4C" fo:border-left="2pt solid #4C4C4C" fo:border-right="none" style:vertical-align="middle" fo:background-color="#C0C0C0"/>
      <style:text-properties fo:font-weight="bold" style:font-weight-asian="bold" style:font-weight-complex="bold"/>
    </style:style>
    <style:style style:name="ce37" style:family="table-cell" style:parent-style-name="Excel_BuiltIn_Currency" style:data-style-name="N36">
      <style:table-cell-properties fo:border-top="none" fo:border-bottom="2pt solid #4C4C4C" fo:border-left="none" fo:border-right="none" style:vertical-align="middle" fo:background-color="#C0C0C0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4C4C4C" fo:border-left="none" fo:border-right="none" style:vertical-align="middle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2pt solid #4C4C4C" fo:border-left="none" fo:border-right="none" style:vertical-align="middle" fo:background-color="#C0C0C0"/>
      <style:text-properties fo:font-weight="bold" style:font-weight-asian="bold" style:font-weight-complex="bold"/>
    </style:style>
    <style:style style:name="ce40" style:family="table-cell" style:parent-style-name="Excel_BuiltIn_Currency" style:data-style-name="N36">
      <style:table-cell-properties fo:border-top="none" fo:border-bottom="2pt solid #4C4C4C" fo:border-left="none" fo:border-right="2pt solid #4C4C4C" style:vertical-align="middle" fo:background-color="#C0C0C0"/>
      <style:text-properties fo:color="#000000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background-color="transparent"/>
    </style:style>
    <style:style style:name="ce43" style:family="table-cell" style:parent-style-name="Default" style:data-style-name="N0">
      <style:table-cell-properties style:vertical-align="middle" fo:wrap-option="wrap" fo:background-color="#00FF0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38">
      <style:table-cell-properties fo:border-top="none" fo:border-bottom="none" fo:border-left="none" fo:border-right="2pt solid #4C4C4C" style:vertical-align="middle" style:repeat-content="false"/>
      <style:paragraph-properties fo:text-align="end" fo:margin-right="0cm"/>
    </style:style>
    <style:style style:name="ce46" style:family="table-cell" style:parent-style-name="Default" style:data-style-name="N14">
      <style:table-cell-properties style:vertical-align="middle" fo:background-color="transparent" style:repeat-content="false"/>
      <style:paragraph-properties fo:text-align="center"/>
    </style:style>
    <style:style style:name="ce47" style:family="table-cell" style:parent-style-name="Excel_BuiltIn_Currency" style:data-style-name="N39">
      <style:table-cell-properties style:vertical-align="middle" fo:background-color="transparent" style:repeat-content="false"/>
      <style:paragraph-properties fo:text-align="end" fo:margin-right="0cm"/>
      <style:text-properties fo:color="#000000"/>
    </style:style>
    <style:style style:name="ce48" style:family="table-cell" style:parent-style-name="Excel_BuiltIn_Currency" style:data-style-name="N40">
      <style:table-cell-properties style:vertical-align="middle" fo:background-color="transparent" style:repeat-content="false"/>
      <style:paragraph-properties fo:text-align="end" fo:margin-right="0cm"/>
      <style:text-properties fo:color="#000000"/>
    </style:style>
    <style:style style:name="ce49" style:family="table-cell" style:parent-style-name="Default" style:data-style-name="N38">
      <style:table-cell-properties fo:border-top="none" fo:border-bottom="2pt solid #4C4C4C" fo:border-left="none" fo:border-right="2pt solid #4C4C4C" style:vertical-align="middle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Excel_BuiltIn_Currency" style:data-style-name="N36">
      <style:table-cell-properties style:vertical-align="middle" fo:background-color="transparent"/>
      <style:text-properties fo:color="#000000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52" style:family="table-cell" style:parent-style-name="Excel_BuiltIn_Currency" style:data-style-name="N36">
      <style:table-cell-properties fo:border-top="none" fo:border-bottom="none" fo:border-left="none" fo:border-right="2pt solid #4C4C4C" style:vertical-align="middle" fo:background-color="transparent"/>
      <style:text-properties fo:color="#000000"/>
    </style:style>
    <style:style style:name="ce53" style:family="table-cell" style:parent-style-name="Excel_BuiltIn_Currency" style:data-style-name="N41">
      <style:table-cell-properties style:vertical-align="middle" fo:background-color="transparent"/>
      <style:text-properties fo:color="#000000"/>
    </style:style>
    <style:style style:name="ce54" style:family="table-cell" style:parent-style-name="Default" style:data-style-name="N41">
      <style:table-cell-properties style:vertical-align="middle"/>
    </style:style>
    <style:style style:name="ce55" style:family="table-cell" style:parent-style-name="Default" style:data-style-name="N36">
      <style:table-cell-properties fo:border-top="none" fo:border-bottom="2pt solid #4C4C4C" fo:border-left="none" fo:border-right="none" style:vertical-align="middle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none" fo:border-bottom="2pt solid #4C4C4C" fo:border-left="none" fo:border-right="2pt solid #4C4C4C" style:vertical-align="middle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Excel_BuiltIn_Currency" style:data-style-name="N36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58" style:family="table-cell" style:parent-style-name="Excel_BuiltIn_Currency" style:data-style-name="N41">
      <style:table-cell-properties style:vertical-align="middle" fo:background-color="transparent" style:repeat-content="false"/>
      <style:paragraph-properties fo:text-align="end" fo:margin-right="0cm"/>
      <style:text-properties fo:color="#000000"/>
    </style:style>
    <style:style style:name="ce59" style:family="table-cell" style:parent-style-name="Default" style:data-style-name="N13">
      <style:table-cell-properties fo:border-top="none" fo:border-bottom="none" fo:border-left="none" fo:border-right="2pt solid #4C4C4C" style:vertical-align="middle" style:repeat-content="false"/>
      <style:paragraph-properties fo:text-align="center"/>
    </style:style>
    <style:style style:name="ce60" style:family="table-cell" style:parent-style-name="Default" style:data-style-name="N13">
      <style:table-cell-properties fo:border-top="none" fo:border-bottom="2pt solid #4C4C4C" fo:border-left="none" fo:border-right="2pt solid #4C4C4C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fo:border-top="none" fo:border-bottom="2pt solid #4C4C4C" fo:border-left="none" fo:border-right="2pt solid #4C4C4C" style:vertical-align="middle" fo:background-color="#C0C0C0"/>
      <style:text-properties fo:font-weight="bold" style:font-weight-asian="bold" style:font-weight-complex="bold"/>
    </style:style>
    <style:style style:name="ce62" style:family="table-cell" style:parent-style-name="Default" style:data-style-name="N36">
      <style:table-cell-properties fo:border-top="none" fo:border-bottom="none" fo:border-left="none" fo:border-right="2pt solid #4C4C4C" style:vertical-align="middle"/>
    </style:style>
    <style:style style:name="ce63" style:family="table-cell" style:parent-style-name="Default" style:data-style-name="N13">
      <style:table-cell-properties fo:border-top="2pt solid #4C4C4C" fo:border-bottom="none" fo:border-left="none" fo:border-right="2pt solid #4C4C4C" style:vertical-align="middle" fo:background-color="#FF9900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none" fo:border-left="2pt solid #4C4C4C" fo:border-right="none" style:vertical-align="middl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2pt solid #4C4C4C" fo:border-left="none" fo:border-right="none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2pt solid #4C4C4C" fo:border-left="thin solid #000000" fo:border-right="thin solid #000000" style:vertical-align="middle" fo:wrap-option="wrap" fo:background-color="#D4711A" style:repeat-content="false"/>
      <style:paragraph-properties fo:text-align="center"/>
      <style:text-properties fo:font-size="40pt" style:font-size-asian="40pt" style:font-size-complex="4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4C4C4C" fo:border-bottom="none" fo:border-left="2pt solid #4C4C4C" fo:border-right="2pt solid #4C4C4C" style:vertical-align="middle" fo:background-color="#FF99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2pt solid #4C4C4C" fo:border-left="2pt solid #4C4C4C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2pt solid #4C4C4C" fo:border-right="2pt solid #4C4C4C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2pt solid #4C4C4C" fo:border-right="2pt solid #4C4C4C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2pt solid #4C4C4C" fo:border-right="none" style:vertical-align="middle" fo:background-color="#C0C0C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2pt solid #4C4C4C" fo:border-right="none" style:vertical-align="middle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4C4C4C" fo:border-left="2pt solid #4C4C4C" fo:border-right="none" style:vertical-align="middle" fo:background-color="#C0C0C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2pt solid #4C4C4C" fo:border-right="none" style:vertical-align="middle" fo:background-color="#00FF0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middle" fo:wrap-option="wrap" fo:background-color="#00FF0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fo:background-color="#00FF0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none" fo:border-right="2pt solid #4C4C4C" style:vertical-align="middle" fo:background-color="#00FF0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2pt solid #4C4C4C" fo:border-bottom="none" fo:border-left="2pt solid #4C4C4C" fo:border-right="2pt solid #4C4C4C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2pt solid #4C4C4C" fo:border-right="none" style:vertical-align="middle" fo:background-color="transparent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none" fo:border-bottom="none" fo:border-left="2pt solid #4C4C4C" fo:border-right="none" style:vertical-align="middle" fo:background-color="transparent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4C4C4C" fo:border-left="none" fo:border-right="2pt solid #4C4C4C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 style:data-style-name="N0">
      <style:table-cell-properties fo:border-top="thin solid #4C4C4C" fo:border-bottom="none" fo:border-left="none" fo:border-right="2pt solid #4C4C4C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order-top="2pt solid #4C4C4C" fo:border-bottom="none" fo:border-left="2pt solid #4C4C4C" fo:border-right="none" style:vertical-align="middle" fo:background-color="#FF99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2pt solid #4C4C4C" fo:border-bottom="none" fo:border-left="none" fo:border-right="none" style:vertical-align="middle" fo:background-color="#FF990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2pt solid #4C4C4C" fo:border-right="none" style:vertical-align="middle" fo:background-color="#00FF0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9" style:family="table-cell" style:parent-style-name="Excel_BuiltIn_Currency" style:data-style-name="N36">
      <style:table-cell-properties fo:border-top="none" fo:border-bottom="none" fo:border-left="none" fo:border-right="2pt solid #4C4C4C" style:vertical-align="middle" fo:background-color="transparent" style:repeat-content="false"/>
      <style:paragraph-properties fo:text-align="center"/>
      <style:text-properties fo:color="#000000"/>
    </style:style>
    <style:style style:name="ce90" style:family="table-cell" style:parent-style-name="Default" style:data-style-name="N36">
      <style:table-cell-properties fo:border-top="none" fo:border-bottom="2pt solid #4C4C4C" fo:border-left="none" fo:border-right="2pt solid #4C4C4C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none" fo:border-right="2pt solid #4C4C4C" style:vertical-align="middle" fo:background-color="#00FF0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6">
      <style:table-cell-properties fo:border-top="none" fo:border-bottom="none" fo:border-left="none" fo:border-right="2pt solid #4C4C4C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top="none" fo:border-bottom="none" fo:border-left="none" fo:border-right="2pt solid #4C4C4C" style:vertical-align="middle" fo:background-color="transparent" style:repeat-content="false"/>
      <style:paragraph-properties fo:text-align="center"/>
    </style:style>
    <style:style style:name="ce94" style:family="table-cell" style:parent-style-name="Excel_BuiltIn_Currency" style:data-style-name="N36">
      <style:table-cell-properties fo:border-top="none" fo:border-bottom="none" fo:border-left="none" fo:border-right="2pt solid #4C4C4C" style:vertical-align="middle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95" style:family="table-cell" style:parent-style-name="Excel_BuiltIn_Currency" style:data-style-name="N36">
      <style:table-cell-properties fo:border-top="none" fo:border-bottom="2pt solid #4C4C4C" fo:border-left="none" fo:border-right="2pt solid #4C4C4C" style:vertical-align="middle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96" style:family="table-cell" style:parent-style-name="Excel_BuiltIn_Currency" style:data-style-name="N36">
      <style:table-cell-properties fo:border-top="none" fo:border-bottom="2pt solid #4C4C4C" fo:border-left="2pt solid #4C4C4C" fo:border-right="none" style:vertical-align="middle" fo:background-color="#C0C0C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4C4C4C" fo:border-bottom="thin solid #4C4C4C" fo:border-left="2pt solid #4C4C4C" fo:border-right="2pt solid #4C4C4C" style:vertical-align="middle" fo:background-color="#FF99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4C4C4C" fo:border-bottom="thin solid #4C4C4C" fo:border-left="thin solid #4C4C4C" fo:border-right="none" style:vertical-align="middle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fo:border-top="thin solid #4C4C4C" fo:border-bottom="thin solid #4C4C4C" fo:border-left="none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0">
      <style:table-cell-properties fo:border-top="thin solid #4C4C4C" fo:border-bottom="thin solid #4C4C4C" fo:border-left="none" fo:border-right="thin solid #4C4C4C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fo:border-top="thin solid #4C4C4C" fo:border-bottom="thin solid #4C4C4C" fo:border-left="thin solid #4C4C4C" fo:border-right="none" style:vertical-align="middle" fo:background-color="transparent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02" style:family="table-cell" style:parent-style-name="Default" style:data-style-name="N36">
      <style:table-cell-properties fo:border-top="thin solid #4C4C4C" fo:border-bottom="thin solid #4C4C4C" fo:border-left="none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4C4C4C" fo:border-bottom="thin solid #4C4C4C" fo:border-left="none" fo:border-right="thin solid #4C4C4C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4C4C4C" fo:border-bottom="thin solid #4C4C4C" fo:border-left="thin solid #4C4C4C" fo:border-right="none" style:vertical-align="middle" fo:background-color="#C0C0C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Excel_BuiltIn_Percent" style:data-style-name="N14">
      <style:table-cell-properties fo:border-top="thin solid #4C4C4C" fo:border-bottom="thin solid #4C4C4C" fo:border-left="none" fo:border-right="none" style:vertical-align="middle" fo:background-color="#C0C0C0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4C4C4C" fo:border-bottom="thin solid #4C4C4C" fo:border-left="2pt solid #4C4C4C" fo:border-right="none" style:vertical-align="middle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107" style:family="table-cell" style:parent-style-name="Default" style:data-style-name="N0">
      <style:table-cell-properties fo:border-top="thin solid #4C4C4C" fo:border-bottom="thin solid #4C4C4C" fo:border-left="none" fo:border-right="2pt solid #4C4C4C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border-top="thin solid #4C4C4C" fo:border-bottom="thin solid #4C4C4C" fo:border-left="2pt solid #4C4C4C" fo:border-right="none" style:vertical-align="middle" fo:background-color="transparent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4C4C4C" fo:border-bottom="2pt solid #4C4C4C" fo:border-left="2pt solid #4C4C4C" fo:border-right="none" style:vertical-align="middle" fo:background-color="#C0C0C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Excel_BuiltIn_Percent" style:data-style-name="N2">
      <style:table-cell-properties fo:border-top="thin solid #4C4C4C" fo:border-bottom="2pt solid #4C4C4C" fo:border-left="none" fo:border-right="none" style:vertical-align="middle" fo:background-color="#C0C0C0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4C4C4C" fo:border-bottom="2pt solid #4C4C4C" fo:border-left="none" fo:border-right="2pt solid #4C4C4C" style:vertical-align="middle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Excel_BuiltIn_Currency" style:data-style-name="N36">
      <style:table-cell-properties fo:border-top="thin solid #4C4C4C" fo:border-bottom="thin solid #4C4C4C" fo:border-left="none" fo:border-right="none" style:vertical-align="middle" fo:background-color="transparent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13" style:family="table-cell" style:parent-style-name="Excel_BuiltIn_Percent" style:data-style-name="N14">
      <style:table-cell-properties fo:border-top="thin solid #4C4C4C" fo:border-bottom="2pt solid #4C4C4C" fo:border-left="none" fo:border-right="none" style:vertical-align="middle" fo:background-color="#C0C0C0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fo:border="thin solid #000000" style:vertical-align="automatic" fo:background-color="transparent"/>
    </style:style>
    <style:style style:name="ce115" style:family="table-cell" style:parent-style-name="Default" style:data-style-name="N0">
      <style:table-cell-properties style:vertical-align="automatic" fo:background-color="transparent"/>
    </style:style>
    <style:style style:name="ce116" style:family="table-cell" style:parent-style-name="Default" style:data-style-name="N0">
      <style:table-cell-properties fo:border-top="thin solid #4C4C4C" fo:border-bottom="thin solid #4C4C4C" fo:border-left="none" fo:border-right="thin solid #4C4C4C" style:vertical-align="automatic" fo:background-color="#C0C0C0"/>
    </style:style>
    <style:style style:name="ce117" style:family="table-cell" style:parent-style-name="Default" style:data-style-name="N0">
      <style:table-cell-properties fo:border-top="thin solid #4C4C4C" fo:border-bottom="2pt solid #4C4C4C" fo:border-left="none" fo:border-right="2pt solid #4C4C4C" style:vertical-align="automatic" fo:background-color="#C0C0C0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1.43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5.18583333333333cm"/>
    </style:style>
    <style:style style:name="co12" style:family="table-column">
      <style:table-column-properties fo:break-before="auto" style:column-width="3.38666666666667cm"/>
    </style:style>
    <style:style style:name="co13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90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tação_de_moeda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1009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5" table:number-rows-spanned="1" table:style-name="ce10">
            <text:p>Média do Dólar em R$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1" table:style-name="ce11">
            <text:p>Valores do Etherium em R$</text:p>
          </table:table-cell>
          <table:covered-table-cell table:number-columns-repeated="4"/>
          <table:table-cell table:style-name="ce1"/>
          <table:table-cell office:value-type="string" table:number-columns-spanned="3" table:number-rows-spanned="1" table:style-name="ce12">
            <text:p>Estimativa de Transações Satisfatórias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table:style-name="ce3"/>
          <table:table-cell office:value-type="float" office:value="2015" table:style-name="ce3">
            <text:p>2015</text:p>
          </table:table-cell>
          <table:table-cell office:value-type="float" office:value="2016" table:style-name="ce3">
            <text:p>2016</text:p>
          </table:table-cell>
          <table:table-cell office:value-type="float" office:value="2017" table:style-name="ce3">
            <text:p>2017</text:p>
          </table:table-cell>
          <table:table-cell office:value-type="float" office:value="2018" table:style-name="ce3">
            <text:p>2018</text:p>
          </table:table-cell>
          <table:table-cell table:style-name="ce1"/>
          <table:table-cell table:style-name="ce3"/>
          <table:table-cell office:value-type="float" office:value="2015" table:style-name="ce3">
            <text:p>2015</text:p>
          </table:table-cell>
          <table:table-cell office:value-type="float" office:value="2016" table:style-name="ce3">
            <text:p>2016</text:p>
          </table:table-cell>
          <table:table-cell office:value-type="float" office:value="2017" table:style-name="ce3">
            <text:p>2017</text:p>
          </table:table-cell>
          <table:table-cell office:value-type="float" office:value="2018" table:style-name="ce3">
            <text:p>2018</text:p>
          </table:table-cell>
          <table:table-cell table:style-name="ce1"/>
          <table:table-cell office:value-type="float" office:value="1100" table:number-columns-spanned="3" table:number-rows-spanned="1" table:style-name="ce13">
            <text:p>1100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3">
            <text:p>Janeiro</text:p>
          </table:table-cell>
          <table:table-cell office:value-type="float" office:value="2.6379999999999999" table:style-name="ce4">
            <text:p>2,638</text:p>
          </table:table-cell>
          <table:table-cell office:value-type="float" office:value="4.0540000000000003" table:style-name="ce4">
            <text:p>4,054</text:p>
          </table:table-cell>
          <table:table-cell office:value-type="float" office:value="3.1970000000000001" table:style-name="ce4">
            <text:p>3,197</text:p>
          </table:table-cell>
          <table:table-cell office:value-type="float" office:value="3.2130000000000001" table:style-name="ce4">
            <text:p>3,213</text:p>
          </table:table-cell>
          <table:table-cell table:style-name="ce1"/>
          <table:table-cell office:value-type="string" table:style-name="ce3">
            <text:p>Janeiro</text:p>
          </table:table-cell>
          <table:table-cell table:style-name="ce4"/>
          <table:table-cell office:value-type="float" office:value="10.74" table:style-name="ce4">
            <text:p>10,74</text:p>
          </table:table-cell>
          <table:table-cell office:value-type="float" office:value="33.56" table:style-name="ce4">
            <text:p>33,56</text:p>
          </table:table-cell>
          <table:table-cell office:value-type="float" office:value="3520.49" table:style-name="ce4">
            <text:p>3520,4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fevereiro</text:p>
          </table:table-cell>
          <table:table-cell office:value-type="float" office:value="2.8170000000000002" table:style-name="ce4">
            <text:p>2,817</text:p>
          </table:table-cell>
          <table:table-cell office:value-type="float" office:value="3.9780000000000002" table:style-name="ce4">
            <text:p>3,978</text:p>
          </table:table-cell>
          <table:table-cell office:value-type="float" office:value="3.1030000000000002" table:style-name="ce4">
            <text:p>3,103</text:p>
          </table:table-cell>
          <table:table-cell office:value-type="float" office:value="3.2429999999999999" table:style-name="ce4">
            <text:p>3,243</text:p>
          </table:table-cell>
          <table:table-cell table:style-name="ce1"/>
          <table:table-cell office:value-type="string" table:style-name="ce3">
            <text:p>fevereiro</text:p>
          </table:table-cell>
          <table:table-cell table:style-name="ce4"/>
          <table:table-cell office:value-type="float" office:value="23.49" table:style-name="ce4">
            <text:p>23,49</text:p>
          </table:table-cell>
          <table:table-cell office:value-type="float" office:value="43.46" table:style-name="ce4">
            <text:p>43,46</text:p>
          </table:table-cell>
          <table:table-cell office:value-type="float" office:value="3252.31" table:style-name="ce4">
            <text:p>3252,3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março</text:p>
          </table:table-cell>
          <table:table-cell office:value-type="float" office:value="3.14" table:style-name="ce4">
            <text:p>3,14</text:p>
          </table:table-cell>
          <table:table-cell office:value-type="float" office:value="3.694" table:style-name="ce4">
            <text:p>3,694</text:p>
          </table:table-cell>
          <table:table-cell office:value-type="float" office:value="3.1269999999999998" table:style-name="ce4">
            <text:p>3,127</text:p>
          </table:table-cell>
          <table:table-cell office:value-type="float" office:value="3.2770000000000001" table:style-name="ce4">
            <text:p>3,277</text:p>
          </table:table-cell>
          <table:table-cell table:style-name="ce1"/>
          <table:table-cell office:value-type="string" table:style-name="ce3">
            <text:p>março</text:p>
          </table:table-cell>
          <table:table-cell table:style-name="ce4"/>
          <table:table-cell office:value-type="float" office:value="48.02" table:style-name="ce4">
            <text:p>48,02</text:p>
          </table:table-cell>
          <table:table-cell office:value-type="float" office:value="88.36" table:style-name="ce4">
            <text:p>88,36</text:p>
          </table:table-cell>
          <table:table-cell office:value-type="float" office:value="1808.08" table:style-name="ce4">
            <text:p>1808,0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abril</text:p>
          </table:table-cell>
          <table:table-cell office:value-type="float" office:value="3.044" table:style-name="ce4">
            <text:p>3,044</text:p>
          </table:table-cell>
          <table:table-cell office:value-type="float" office:value="3.5510000000000002" table:style-name="ce4">
            <text:p>3,551</text:p>
          </table:table-cell>
          <table:table-cell office:value-type="float" office:value="3.14" table:style-name="ce4">
            <text:p>3,14</text:p>
          </table:table-cell>
          <table:table-cell office:value-type="float" office:value="3.4089999999999998" table:style-name="ce4">
            <text:p>3,409</text:p>
          </table:table-cell>
          <table:table-cell table:style-name="ce1"/>
          <table:table-cell office:value-type="string" table:style-name="ce3">
            <text:p>abril</text:p>
          </table:table-cell>
          <table:table-cell table:style-name="ce4"/>
          <table:table-cell office:value-type="float" office:value="30.59" table:style-name="ce4">
            <text:p>30,59</text:p>
          </table:table-cell>
          <table:table-cell office:value-type="float" office:value="151.19" table:style-name="ce4">
            <text:p>151,19</text:p>
          </table:table-cell>
          <table:table-cell office:value-type="float" office:value="1703.08" table:style-name="ce4">
            <text:p>1703,0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maio</text:p>
          </table:table-cell>
          <table:table-cell office:value-type="float" office:value="3.0640000000000001" table:style-name="ce4">
            <text:p>3,064</text:p>
          </table:table-cell>
          <table:table-cell office:value-type="float" office:value="3.5489999999999999" table:style-name="ce4">
            <text:p>3,549</text:p>
          </table:table-cell>
          <table:table-cell office:value-type="float" office:value="3.2090000000000001" table:style-name="ce4">
            <text:p>3,209</text:p>
          </table:table-cell>
          <table:table-cell office:value-type="float" office:value="3.6339999999999999" table:style-name="ce4">
            <text:p>3,634</text:p>
          </table:table-cell>
          <table:table-cell table:style-name="ce1"/>
          <table:table-cell office:value-type="string" table:style-name="ce3">
            <text:p>maio</text:p>
          </table:table-cell>
          <table:table-cell table:style-name="ce4"/>
          <table:table-cell office:value-type="float" office:value="54.96" table:style-name="ce4">
            <text:p>54,96</text:p>
          </table:table-cell>
          <table:table-cell office:value-type="float" office:value="1116.93" table:style-name="ce4">
            <text:p>1116,93</text:p>
          </table:table-cell>
          <table:table-cell office:value-type="float" office:value="2556.16" table:style-name="ce4">
            <text:p>2556,16</text:p>
          </table:table-cell>
          <table:table-cell table:style-name="ce1"/>
          <table:table-cell office:value-type="string" table:number-columns-spanned="3" table:number-rows-spanned="1" table:style-name="ce12">
            <text:p>Estimativa de Transações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3">
            <text:p>junho</text:p>
          </table:table-cell>
          <table:table-cell office:value-type="float" office:value="3.1110000000000002" table:style-name="ce4">
            <text:p>3,111</text:p>
          </table:table-cell>
          <table:table-cell office:value-type="float" office:value="3.4180000000000001" table:style-name="ce4">
            <text:p>3,418</text:p>
          </table:table-cell>
          <table:table-cell office:value-type="float" office:value="3.2970000000000002" table:style-name="ce4">
            <text:p>3,297</text:p>
          </table:table-cell>
          <table:table-cell table:style-name="ce5"/>
          <table:table-cell table:style-name="ce1"/>
          <table:table-cell office:value-type="string" table:style-name="ce3">
            <text:p>junho</text:p>
          </table:table-cell>
          <table:table-cell table:style-name="ce4"/>
          <table:table-cell office:value-type="float" office:value="35.64" table:style-name="ce4">
            <text:p>35,64</text:p>
          </table:table-cell>
          <table:table-cell office:value-type="float" office:value="434.88" table:style-name="ce4">
            <text:p>434,88</text:p>
          </table:table-cell>
          <table:table-cell office:value-type="float" office:value="2316.13" table:style-name="ce5">
            <text:p>2316,13</text:p>
          </table:table-cell>
          <table:table-cell table:style-name="ce1"/>
          <table:table-cell office:value-type="string" table:number-columns-spanned="3" table:number-rows-spanned="1" table:style-name="ce13">
            <text:p>600 bitcoin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3">
            <text:p>julho</text:p>
          </table:table-cell>
          <table:table-cell office:value-type="float" office:value="3.2240000000000002" table:style-name="ce4">
            <text:p>3,224</text:p>
          </table:table-cell>
          <table:table-cell office:value-type="float" office:value="3.278" table:style-name="ce4">
            <text:p>3,278</text:p>
          </table:table-cell>
          <table:table-cell office:value-type="float" office:value="3.2050000000000001" table:style-name="ce4">
            <text:p>3,205</text:p>
          </table:table-cell>
          <table:table-cell table:style-name="ce5"/>
          <table:table-cell table:style-name="ce1"/>
          <table:table-cell office:value-type="string" table:style-name="ce3">
            <text:p>julho</text:p>
          </table:table-cell>
          <table:table-cell table:style-name="ce4"/>
          <table:table-cell office:value-type="float" office:value="40.15" table:style-name="ce4">
            <text:p>40,15</text:p>
          </table:table-cell>
          <table:table-cell office:value-type="float" office:value="726.56" table:style-name="ce4">
            <text:p>726,56</text:p>
          </table:table-cell>
          <table:table-cell table:style-name="ce5"/>
          <table:table-cell table:style-name="ce1"/>
          <table:table-cell office:value-type="string" table:number-columns-spanned="3" table:number-rows-spanned="1" table:style-name="ce13">
            <text:p>300 etherium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3">
            <text:p>agosto</text:p>
          </table:table-cell>
          <table:table-cell office:value-type="float" office:value="3.5150000000000001" table:style-name="ce4">
            <text:p>3,515</text:p>
          </table:table-cell>
          <table:table-cell office:value-type="float" office:value="3.2080000000000002" table:style-name="ce4">
            <text:p>3,208</text:p>
          </table:table-cell>
          <table:table-cell office:value-type="float" office:value="3.153" table:style-name="ce4">
            <text:p>3,153</text:p>
          </table:table-cell>
          <table:table-cell table:style-name="ce5"/>
          <table:table-cell table:style-name="ce1"/>
          <table:table-cell office:value-type="string" table:style-name="ce3">
            <text:p>agosto</text:p>
          </table:table-cell>
          <table:table-cell office:value-type="float" office:value="6.66" table:style-name="ce4">
            <text:p>6,66</text:p>
          </table:table-cell>
          <table:table-cell office:value-type="float" office:value="39.44" table:style-name="ce4">
            <text:p>39,44</text:p>
          </table:table-cell>
          <table:table-cell office:value-type="float" office:value="1093.45" table:style-name="ce4">
            <text:p>1093,45</text:p>
          </table:table-cell>
          <table:table-cell table:style-name="ce5"/>
          <table:table-cell table:style-name="ce1"/>
          <table:table-cell office:value-type="string" table:number-columns-spanned="3" table:number-rows-spanned="1" table:style-name="ce13">
            <text:p>200 litecoin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3">
            <text:p>setembro</text:p>
          </table:table-cell>
          <table:table-cell office:value-type="float" office:value="3.8959999999999999" table:style-name="ce4">
            <text:p>3,896</text:p>
          </table:table-cell>
          <table:table-cell office:value-type="float" office:value="3.2559999999999998" table:style-name="ce4">
            <text:p>3,256</text:p>
          </table:table-cell>
          <table:table-cell office:value-type="float" office:value="3.1379999999999999" table:style-name="ce4">
            <text:p>3,138</text:p>
          </table:table-cell>
          <table:table-cell table:style-name="ce5"/>
          <table:table-cell table:style-name="ce1"/>
          <table:table-cell office:value-type="string" table:style-name="ce3">
            <text:p>setembro</text:p>
          </table:table-cell>
          <table:table-cell office:value-type="float" office:value="3.53" table:style-name="ce4">
            <text:p>3,53</text:p>
          </table:table-cell>
          <table:table-cell office:value-type="float" office:value="43.07" table:style-name="ce4">
            <text:p>43,07</text:p>
          </table:table-cell>
          <table:table-cell office:value-type="float" office:value="1043.42" table:style-name="ce4">
            <text:p>1043,42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3">
            <text:p>outubro</text:p>
          </table:table-cell>
          <table:table-cell office:value-type="float" office:value="3.8759999999999999" table:style-name="ce4">
            <text:p>3,876</text:p>
          </table:table-cell>
          <table:table-cell office:value-type="float" office:value="3.1859999999999999" table:style-name="ce4">
            <text:p>3,186</text:p>
          </table:table-cell>
          <table:table-cell office:value-type="float" office:value="3.1960000000000002" table:style-name="ce4">
            <text:p>3,196</text:p>
          </table:table-cell>
          <table:table-cell table:style-name="ce5"/>
          <table:table-cell table:style-name="ce1"/>
          <table:table-cell office:value-type="string" table:style-name="ce3">
            <text:p>outubro</text:p>
          </table:table-cell>
          <table:table-cell office:value-type="float" office:value="2.56" table:style-name="ce4">
            <text:p>2,56</text:p>
          </table:table-cell>
          <table:table-cell office:value-type="float" office:value="39.89" table:style-name="ce4">
            <text:p>39,89</text:p>
          </table:table-cell>
          <table:table-cell office:value-type="float" office:value="1033.19" table:style-name="ce4">
            <text:p>1033,19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3">
            <text:p>novembro</text:p>
          </table:table-cell>
          <table:table-cell office:value-type="float" office:value="3.778" table:style-name="ce4">
            <text:p>3,778</text:p>
          </table:table-cell>
          <table:table-cell office:value-type="float" office:value="3.339" table:style-name="ce4">
            <text:p>3,339</text:p>
          </table:table-cell>
          <table:table-cell office:value-type="float" office:value="3.2570000000000001" table:style-name="ce4">
            <text:p>3,257</text:p>
          </table:table-cell>
          <table:table-cell table:style-name="ce5"/>
          <table:table-cell table:style-name="ce1"/>
          <table:table-cell office:value-type="string" table:style-name="ce3">
            <text:p>novembro</text:p>
          </table:table-cell>
          <table:table-cell office:value-type="float" office:value="3.76" table:style-name="ce4">
            <text:p>3,76</text:p>
          </table:table-cell>
          <table:table-cell office:value-type="float" office:value="32.99" table:style-name="ce4">
            <text:p>32,99</text:p>
          </table:table-cell>
          <table:table-cell office:value-type="float" office:value="1081.21" table:style-name="ce4">
            <text:p>1081,21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3">
            <text:p>dezembro</text:p>
          </table:table-cell>
          <table:table-cell office:value-type="float" office:value="3.8690000000000002" table:style-name="ce4">
            <text:p>3,869</text:p>
          </table:table-cell>
          <table:table-cell office:value-type="float" office:value="3.351" table:style-name="ce4">
            <text:p>3,351</text:p>
          </table:table-cell>
          <table:table-cell office:value-type="float" office:value="3.2970000000000002" table:style-name="ce4">
            <text:p>3,297</text:p>
          </table:table-cell>
          <table:table-cell table:style-name="ce5"/>
          <table:table-cell table:style-name="ce1"/>
          <table:table-cell office:value-type="string" table:style-name="ce3">
            <text:p>dezembro</text:p>
          </table:table-cell>
          <table:table-cell office:value-type="float" office:value="3.15" table:style-name="ce4">
            <text:p>3,15</text:p>
          </table:table-cell>
          <table:table-cell office:value-type="float" office:value="27.62" table:style-name="ce4">
            <text:p>27,62</text:p>
          </table:table-cell>
          <table:table-cell office:value-type="float" office:value="1751.14" table:style-name="ce4">
            <text:p>1751,14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14">
            <text:p>Valores do Bitcoin em R$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15">
            <text:p>Valores do Litecoin em R$</text:p>
          </table:table-cell>
          <table:covered-table-cell table:number-columns-repeated="4"/>
          <table:table-cell table:style-name="ce1"/>
          <table:table-cell table:number-columns-spanned="1" table:number-rows-spanned="2" table:style-name="ce114"/>
          <table:table-cell office:value-type="string" table:number-columns-spanned="4" table:number-rows-spanned="1" table:style-name="ce13">
            <text:p>Média atravéz dos valores representados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table:style-name="ce3"/>
          <table:table-cell office:value-type="float" office:value="2015" table:style-name="ce3">
            <text:p>2015</text:p>
          </table:table-cell>
          <table:table-cell office:value-type="float" office:value="2016" table:style-name="ce3">
            <text:p>2016</text:p>
          </table:table-cell>
          <table:table-cell office:value-type="float" office:value="2017" table:style-name="ce3">
            <text:p>2017</text:p>
          </table:table-cell>
          <table:table-cell office:value-type="float" office:value="2018" table:style-name="ce3">
            <text:p>2018</text:p>
          </table:table-cell>
          <table:table-cell table:style-name="ce1"/>
          <table:table-cell table:style-name="ce3"/>
          <table:table-cell office:value-type="float" office:value="2015" table:style-name="ce3">
            <text:p>2015</text:p>
          </table:table-cell>
          <table:table-cell office:value-type="float" office:value="2016" table:style-name="ce3">
            <text:p>2016</text:p>
          </table:table-cell>
          <table:table-cell office:value-type="float" office:value="2017" table:style-name="ce3">
            <text:p>2017</text:p>
          </table:table-cell>
          <table:table-cell office:value-type="float" office:value="2018" table:style-name="ce3">
            <text:p>2018</text:p>
          </table:table-cell>
          <table:table-cell table:style-name="ce1"/>
          <table:covered-table-cell/>
          <table:table-cell office:value-type="string" table:style-name="ce6">
            <text:p>6 meses</text:p>
          </table:table-cell>
          <table:table-cell office:value-type="string" table:style-name="ce5">
            <text:p>1 ano</text:p>
          </table:table-cell>
          <table:table-cell office:value-type="string" table:style-name="ce5">
            <text:p>2 anos</text:p>
          </table:table-cell>
          <table:table-cell office:value-type="string" table:style-name="ce5">
            <text:p>3 anos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Janeiro</text:p>
          </table:table-cell>
          <table:table-cell office:value-type="float" office:value="662.01" table:style-name="ce4">
            <text:p>662,01</text:p>
          </table:table-cell>
          <table:table-cell office:value-type="float" office:value="1732.11" table:style-name="ce4">
            <text:p>1732,11</text:p>
          </table:table-cell>
          <table:table-cell office:value-type="float" office:value="3016.72" table:style-name="ce4">
            <text:p>3016,72</text:p>
          </table:table-cell>
          <table:table-cell office:value-type="float" office:value="56900.74" table:style-name="ce4">
            <text:p>56900,74</text:p>
          </table:table-cell>
          <table:table-cell table:style-name="ce1"/>
          <table:table-cell office:value-type="string" table:style-name="ce3">
            <text:p>Janeiro</text:p>
          </table:table-cell>
          <table:table-cell office:value-type="float" office:value="5.51" table:style-name="ce4">
            <text:p>5,51</text:p>
          </table:table-cell>
          <table:table-cell office:value-type="float" office:value="13.87" table:style-name="ce4">
            <text:p>13,87</text:p>
          </table:table-cell>
          <table:table-cell office:value-type="float" office:value="12.17" table:style-name="ce4">
            <text:p>12,17</text:p>
          </table:table-cell>
          <table:table-cell office:value-type="float" office:value="582.58000000000004" table:style-name="ce4">
            <text:p>582,58</text:p>
          </table:table-cell>
          <table:table-cell table:style-name="ce1"/>
          <table:table-cell office:value-type="string" table:style-name="ce7">
            <text:p>Bitcoin</text:p>
          </table:table-cell>
          <table:table-cell office:value-type="float" office:value="37732.803333333337" table:formula="of:=AVERAGE([.E18:.E23])" table:style-name="ce5">
            <text:p>37732,80333</text:p>
          </table:table-cell>
          <table:table-cell office:value-type="float" office:value="25193.332333333328" table:formula="of:=AVERAGE([.D24:.D29];[.E18:.E23];[.E32];[.D18:.E29])" table:style-name="ce5">
            <text:p>25193,33233</text:p>
          </table:table-cell>
          <table:table-cell office:value-type="float" office:value="13965.592666666666" table:formula="of:=AVERAGE([.C18:.E29])" table:style-name="ce5">
            <text:p>13965,59267</text:p>
          </table:table-cell>
          <table:table-cell office:value-type="float" office:value="10253.184047619046" table:formula="of:=AVERAGE([.B18:.E29])" table:style-name="ce5">
            <text:p>10253,18405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fevereiro</text:p>
          </table:table-cell>
          <table:table-cell office:value-type="float" office:value="714.37" table:style-name="ce4">
            <text:p>714,37</text:p>
          </table:table-cell>
          <table:table-cell office:value-type="float" office:value="1749.84" table:style-name="ce4">
            <text:p>1749,84</text:p>
          </table:table-cell>
          <table:table-cell office:value-type="float" office:value="3235.35" table:style-name="ce4">
            <text:p>3235,35</text:p>
          </table:table-cell>
          <table:table-cell office:value-type="float" office:value="37877.980000000003" table:style-name="ce4">
            <text:p>37877,98</text:p>
          </table:table-cell>
          <table:table-cell table:style-name="ce1"/>
          <table:table-cell office:value-type="string" table:style-name="ce3">
            <text:p>fevereiro</text:p>
          </table:table-cell>
          <table:table-cell office:value-type="float" office:value="5.34" table:style-name="ce4">
            <text:p>5,34</text:p>
          </table:table-cell>
          <table:table-cell office:value-type="float" office:value="13.74" table:style-name="ce4">
            <text:p>13,74</text:p>
          </table:table-cell>
          <table:table-cell office:value-type="float" office:value="12.54" table:style-name="ce4">
            <text:p>12,54</text:p>
          </table:table-cell>
          <table:table-cell office:value-type="float" office:value="710.36" table:style-name="ce4">
            <text:p>710,36</text:p>
          </table:table-cell>
          <table:table-cell table:style-name="ce1"/>
          <table:table-cell office:value-type="string" table:style-name="ce8">
            <text:p>Etherium</text:p>
          </table:table-cell>
          <table:table-cell office:value-type="float" office:value="2526.0416666666665" table:formula="of:=AVERAGE([.K3:.K8])" table:style-name="ce5">
            <text:p>2526,041667</text:p>
          </table:table-cell>
          <table:table-cell office:value-type="float" office:value="1256.828181818182" table:formula="of:=AVERAGE([.J9:.K12];[.J3:.K14])" table:style-name="ce5">
            <text:p>1256,828182</text:p>
          </table:table-cell>
          <table:table-cell office:value-type="float" office:value="806.00666666666643" table:formula="of:=AVERAGE([.I3:.K14])" table:style-name="ce5">
            <text:p>806,0066667</text:p>
          </table:table-cell>
          <table:table-cell office:value-type="float" office:value="691.42457142857131" table:formula="of:=AVERAGE([.H3:.K14])" table:style-name="ce5">
            <text:p>691,4245714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março</text:p>
          </table:table-cell>
          <table:table-cell office:value-type="float" office:value="839.17" table:style-name="ce4">
            <text:p>839,17</text:p>
          </table:table-cell>
          <table:table-cell office:value-type="float" office:value="1694.01" table:style-name="ce4">
            <text:p>1694,01</text:p>
          </table:table-cell>
          <table:table-cell office:value-type="float" office:value="3575.42" table:style-name="ce4">
            <text:p>3575,42</text:p>
          </table:table-cell>
          <table:table-cell office:value-type="float" office:value="29948.48" table:style-name="ce4">
            <text:p>29948,48</text:p>
          </table:table-cell>
          <table:table-cell table:style-name="ce1"/>
          <table:table-cell office:value-type="string" table:style-name="ce3">
            <text:p>março</text:p>
          </table:table-cell>
          <table:table-cell office:value-type="float" office:value="5.55" table:style-name="ce4">
            <text:p>5,55</text:p>
          </table:table-cell>
          <table:table-cell office:value-type="float" office:value="13.36" table:style-name="ce4">
            <text:p>13,36</text:p>
          </table:table-cell>
          <table:table-cell office:value-type="float" office:value="14.31" table:style-name="ce4">
            <text:p>14,31</text:p>
          </table:table-cell>
          <table:table-cell office:value-type="float" office:value="563.37" table:style-name="ce4">
            <text:p>563,37</text:p>
          </table:table-cell>
          <table:table-cell table:style-name="ce1"/>
          <table:table-cell office:value-type="string" table:style-name="ce9">
            <text:p>Litecoin</text:p>
          </table:table-cell>
          <table:table-cell office:value-type="float" office:value="551.70666666666671" table:formula="of:=AVERAGE([.K18:.K23])" table:style-name="ce5">
            <text:p>551,7066667</text:p>
          </table:table-cell>
          <table:table-cell office:value-type="float" office:value="283.12611111111107" table:formula="of:=AVERAGE([.N25];[.J18:.K29])" table:style-name="ce5">
            <text:p>283,1261111</text:p>
          </table:table-cell>
          <table:table-cell office:value-type="float" office:value="175.30500000000001" table:formula="of:=AVERAGE([.I18:.K29])" table:style-name="ce5">
            <text:p>175,305</text:p>
          </table:table-cell>
          <table:table-cell office:value-type="float" office:value="127.98928571428571" table:formula="of:=AVERAGE([.H18:.K29])" table:style-name="ce5">
            <text:p>127,9892857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abril</text:p>
          </table:table-cell>
          <table:table-cell office:value-type="float" office:value="742.12" table:style-name="ce4">
            <text:p>742,12</text:p>
          </table:table-cell>
          <table:table-cell office:value-type="float" office:value="1741.18" table:style-name="ce4">
            <text:p>1741,18</text:p>
          </table:table-cell>
          <table:table-cell office:value-type="float" office:value="3907.42" table:style-name="ce4">
            <text:p>3907,42</text:p>
          </table:table-cell>
          <table:table-cell office:value-type="float" office:value="38808.36" table:style-name="ce4">
            <text:p>38808,36</text:p>
          </table:table-cell>
          <table:table-cell table:style-name="ce1"/>
          <table:table-cell office:value-type="string" table:style-name="ce3">
            <text:p>abril</text:p>
          </table:table-cell>
          <table:table-cell office:value-type="float" office:value="4.43" table:style-name="ce4">
            <text:p>4,43</text:p>
          </table:table-cell>
          <table:table-cell office:value-type="float" office:value="14.53" table:style-name="ce4">
            <text:p>14,53</text:p>
          </table:table-cell>
          <table:table-cell office:value-type="float" office:value="51.61" table:style-name="ce4">
            <text:p>51,61</text:p>
          </table:table-cell>
          <table:table-cell office:value-type="float" office:value="499.59" table:style-name="ce4">
            <text:p>499,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maio</text:p>
          </table:table-cell>
          <table:table-cell office:value-type="float" office:value="750.15" table:style-name="ce4">
            <text:p>750,15</text:p>
          </table:table-cell>
          <table:table-cell office:value-type="float" office:value="1765.74" table:style-name="ce4">
            <text:p>1765,74</text:p>
          </table:table-cell>
          <table:table-cell office:value-type="float" office:value="9323.7199999999993" table:style-name="ce4">
            <text:p>9323,72</text:p>
          </table:table-cell>
          <table:table-cell office:value-type="float" office:value="33268.230000000003" table:style-name="ce4">
            <text:p>33268,23</text:p>
          </table:table-cell>
          <table:table-cell table:style-name="ce1"/>
          <table:table-cell office:value-type="string" table:style-name="ce3">
            <text:p>maio</text:p>
          </table:table-cell>
          <table:table-cell office:value-type="float" office:value="4.51" table:style-name="ce4">
            <text:p>4,51</text:p>
          </table:table-cell>
          <table:table-cell office:value-type="float" office:value="15.03" table:style-name="ce4">
            <text:p>15,03</text:p>
          </table:table-cell>
          <table:table-cell office:value-type="float" office:value="99.88" table:style-name="ce4">
            <text:p>99,88</text:p>
          </table:table-cell>
          <table:table-cell office:value-type="float" office:value="518.07000000000005" table:style-name="ce4">
            <text:p>518,0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junho</text:p>
          </table:table-cell>
          <table:table-cell office:value-type="float" office:value="850.39" table:style-name="ce4">
            <text:p>850,39</text:p>
          </table:table-cell>
          <table:table-cell office:value-type="float" office:value="2271.21" table:style-name="ce4">
            <text:p>2271,21</text:p>
          </table:table-cell>
          <table:table-cell office:value-type="float" office:value="9278.74" table:style-name="ce4">
            <text:p>9278,74</text:p>
          </table:table-cell>
          <table:table-cell office:value-type="float" office:value="29593.03" table:style-name="ce5">
            <text:p>29593,03</text:p>
          </table:table-cell>
          <table:table-cell table:style-name="ce1"/>
          <table:table-cell office:value-type="string" table:style-name="ce3">
            <text:p>junho</text:p>
          </table:table-cell>
          <table:table-cell office:value-type="float" office:value="5.88" table:style-name="ce4">
            <text:p>5,88</text:p>
          </table:table-cell>
          <table:table-cell office:value-type="float" office:value="14.31" table:style-name="ce4">
            <text:p>14,31</text:p>
          </table:table-cell>
          <table:table-cell office:value-type="float" office:value="154.12" table:style-name="ce4">
            <text:p>154,12</text:p>
          </table:table-cell>
          <table:table-cell office:value-type="float" office:value="436.27" table:style-name="ce5">
            <text:p>436,2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julho</text:p>
          </table:table-cell>
          <table:table-cell office:value-type="float" office:value="967.57" table:style-name="ce4">
            <text:p>967,57</text:p>
          </table:table-cell>
          <table:table-cell office:value-type="float" office:value="2255.08" table:style-name="ce4">
            <text:p>2255,08</text:p>
          </table:table-cell>
          <table:table-cell office:value-type="float" office:value="7357.73" table:style-name="ce4">
            <text:p>7357,73</text:p>
          </table:table-cell>
          <table:table-cell table:style-name="ce5"/>
          <table:table-cell table:style-name="ce1"/>
          <table:table-cell office:value-type="string" table:style-name="ce3">
            <text:p>julho</text:p>
          </table:table-cell>
          <table:table-cell office:value-type="float" office:value="17.940000000000001" table:style-name="ce4">
            <text:p>17,94</text:p>
          </table:table-cell>
          <table:table-cell office:value-type="float" office:value="14.51" table:style-name="ce4">
            <text:p>14,51</text:p>
          </table:table-cell>
          <table:table-cell office:value-type="float" office:value="143.66" table:style-name="ce4">
            <text:p>143,66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3">
            <text:p>agosto</text:p>
          </table:table-cell>
          <table:table-cell office:value-type="float" office:value="915.35" table:style-name="ce4">
            <text:p>915,35</text:p>
          </table:table-cell>
          <table:table-cell office:value-type="float" office:value="2003.95" table:style-name="ce4">
            <text:p>2003,95</text:p>
          </table:table-cell>
          <table:table-cell office:value-type="float" office:value="12374.43" table:style-name="ce4">
            <text:p>12374,43</text:p>
          </table:table-cell>
          <table:table-cell table:style-name="ce5"/>
          <table:table-cell table:style-name="ce1"/>
          <table:table-cell office:value-type="string" table:style-name="ce3">
            <text:p>agosto</text:p>
          </table:table-cell>
          <table:table-cell office:value-type="float" office:value="14.85" table:style-name="ce4">
            <text:p>14,85</text:p>
          </table:table-cell>
          <table:table-cell office:value-type="float" office:value="12.07" table:style-name="ce4">
            <text:p>12,07</text:p>
          </table:table-cell>
          <table:table-cell office:value-type="float" office:value="183.79" table:style-name="ce4">
            <text:p>183,79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3">
            <text:p>setembro</text:p>
          </table:table-cell>
          <table:table-cell office:value-type="float" office:value="993.74" table:style-name="ce4">
            <text:p>993,74</text:p>
          </table:table-cell>
          <table:table-cell office:value-type="float" office:value="1987.07" table:style-name="ce4">
            <text:p>1987,07</text:p>
          </table:table-cell>
          <table:table-cell office:value-type="float" office:value="14673.52" table:style-name="ce4">
            <text:p>14673,52</text:p>
          </table:table-cell>
          <table:table-cell table:style-name="ce5"/>
          <table:table-cell table:style-name="ce1"/>
          <table:table-cell office:value-type="string" table:style-name="ce3">
            <text:p>setembro</text:p>
          </table:table-cell>
          <table:table-cell office:value-type="float" office:value="12.07" table:style-name="ce4">
            <text:p>12,07</text:p>
          </table:table-cell>
          <table:table-cell office:value-type="float" office:value="12.86" table:style-name="ce4">
            <text:p>12,86</text:p>
          </table:table-cell>
          <table:table-cell office:value-type="float" office:value="181.93" table:style-name="ce4">
            <text:p>181,93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3">
            <text:p>outubro</text:p>
          </table:table-cell>
          <table:table-cell office:value-type="float" office:value="1092.51" table:style-name="ce4">
            <text:p>1092,51</text:p>
          </table:table-cell>
          <table:table-cell office:value-type="float" office:value="2141.7800000000002" table:style-name="ce4">
            <text:p>2141,78</text:p>
          </table:table-cell>
          <table:table-cell office:value-type="float" office:value="14055.13" table:style-name="ce4">
            <text:p>14055,13</text:p>
          </table:table-cell>
          <table:table-cell table:style-name="ce5"/>
          <table:table-cell table:style-name="ce1"/>
          <table:table-cell office:value-type="string" table:style-name="ce3">
            <text:p>outubro</text:p>
          </table:table-cell>
          <table:table-cell office:value-type="float" office:value="12.83" table:style-name="ce4">
            <text:p>12,83</text:p>
          </table:table-cell>
          <table:table-cell office:value-type="float" office:value="12.59" table:style-name="ce4">
            <text:p>12,59</text:p>
          </table:table-cell>
          <table:table-cell office:value-type="float" office:value="187.94" table:style-name="ce4">
            <text:p>187,94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3">
            <text:p>novembro</text:p>
          </table:table-cell>
          <table:table-cell office:value-type="float" office:value="1296.76" table:style-name="ce4">
            <text:p>1296,76</text:p>
          </table:table-cell>
          <table:table-cell office:value-type="float" office:value="2575.23" table:style-name="ce4">
            <text:p>2575,23</text:p>
          </table:table-cell>
          <table:table-cell office:value-type="float" office:value="23073.03" table:style-name="ce4">
            <text:p>23073,03</text:p>
          </table:table-cell>
          <table:table-cell table:style-name="ce5"/>
          <table:table-cell table:style-name="ce1"/>
          <table:table-cell office:value-type="string" table:style-name="ce3">
            <text:p>novembro</text:p>
          </table:table-cell>
          <table:table-cell office:value-type="float" office:value="12.36" table:style-name="ce4">
            <text:p>12,36</text:p>
          </table:table-cell>
          <table:table-cell office:value-type="float" office:value="13.06" table:style-name="ce4">
            <text:p>13,06</text:p>
          </table:table-cell>
          <table:table-cell office:value-type="float" office:value="283.41000000000003" table:style-name="ce4">
            <text:p>283,41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3">
            <text:p>dezembro</text:p>
          </table:table-cell>
          <table:table-cell office:value-type="float" office:value="1841.81" table:style-name="ce4">
            <text:p>1841,81</text:p>
          </table:table-cell>
          <table:table-cell office:value-type="float" office:value="2981.91" table:style-name="ce4">
            <text:p>2981,91</text:p>
          </table:table-cell>
          <table:table-cell office:value-type="float" office:value="63800.639999999999" table:style-name="ce4">
            <text:p>63800,64</text:p>
          </table:table-cell>
          <table:table-cell table:style-name="ce5"/>
          <table:table-cell table:style-name="ce1"/>
          <table:table-cell office:value-type="string" table:style-name="ce3">
            <text:p>dezembro</text:p>
          </table:table-cell>
          <table:table-cell office:value-type="float" office:value="15.13" table:style-name="ce4">
            <text:p>15,13</text:p>
          </table:table-cell>
          <table:table-cell office:value-type="float" office:value="12.95" table:style-name="ce4">
            <text:p>12,95</text:p>
          </table:table-cell>
          <table:table-cell office:value-type="float" office:value="460.67" table:style-name="ce4">
            <text:p>460,67</text:p>
          </table:table-cell>
          <table:table-cell table:style-name="ce5"/>
          <table:table-cell table:number-columns-repeated="1637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lano_de_Negócios_6meses" table:style-name="ta2">
        <table:table-column table:style-name="co2" table:number-columns-repeated="1024" table:default-cell-style-name="ce1"/>
        <table:table-column table:style-name="co6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Plano_de_Negócios_1ano" table:style-name="ta3">
        <table:table-column table:style-name="co7" table:default-cell-style-name="ce16"/>
        <table:table-column table:style-name="co8" table:default-cell-style-name="ce16"/>
        <table:table-column table:style-name="co9" table:default-cell-style-name="ce19"/>
        <table:table-column table:style-name="co10" table:default-cell-style-name="ce19"/>
        <table:table-column table:style-name="co11" table:default-cell-style-name="ce16"/>
        <table:table-column table:style-name="co10" table:default-cell-style-name="ce16"/>
        <table:table-column table:style-name="co12" table:default-cell-style-name="ce16"/>
        <table:table-column table:style-name="co10" table:default-cell-style-name="ce16"/>
        <table:table-column table:style-name="co13" table:number-columns-repeated="249" table:default-cell-style-name="ce16"/>
        <table:table-column table:style-name="co13" table:number-columns-repeated="767" table:default-cell-style-name="ce1"/>
        <table:table-column table:style-name="co6" table:number-columns-repeated="15360" table:default-cell-style-name="ce1"/>
        <table:table-row table:style-name="ro2">
          <table:table-cell office:value-type="string" table:number-columns-spanned="4" table:number-rows-spanned="1" table:style-name="ce68">
            <text:p>Fluxo de Caixa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69">
            <text:p>Item 1 - Projeção do Volume de Produção por Transa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2" table:number-rows-spanned="1" table:style-name="ce70">
            <text:p>Produção Total</text:p>
          </table:table-cell>
          <table:covered-table-cell/>
          <table:table-cell office:value-type="float" office:value="1100" table:style-name="ce17">
            <text:p>1.100</text:p>
          </table:table-cell>
          <table:table-cell office:value-type="string" table:style-name="ce18">
            <text:p>Por mês</text:p>
          </table:table-cell>
          <table:table-cell table:number-columns-repeated="16380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69">
            <text:p>Item 2 - Estimativa de Investimentos Fixos Necessári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1">
            <text:p>Fluxograma do Process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0">
            <text:p>Especificação</text:p>
          </table:table-cell>
          <table:table-cell office:value-type="string" table:style-name="ce21">
            <text:p>Quantidade</text:p>
          </table:table-cell>
          <table:table-cell office:value-type="string" table:style-name="ce22">
            <text:p>Valor Unitário</text:p>
          </table:table-cell>
          <table:table-cell office:value-type="string" table:style-name="ce23">
            <text:p>Valor total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2">
            <text:p>2A - Máquina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24"/>
          <table:table-cell table:style-name="ce25"/>
          <table:table-cell table:style-name="ce26"/>
          <table:table-cell office:value-type="currency" office:value="0" table:formula="of:=[.C9]*[.B9]" table:style-name="ce27">
            <text:p>R$-<text:s/>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25"/>
          <table:table-cell table:style-name="ce26"/>
          <table:table-cell office:value-type="currency" office:value="0" table:formula="of:=[.C10]*[.B10]" table:style-name="ce27">
            <text:p>R$-<text:s/>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25"/>
          <table:table-cell table:style-name="ce26"/>
          <table:table-cell office:value-type="currency" office:value="0" table:formula="of:=[.C11]*[.B11]" table:style-name="ce27">
            <text:p>R$-<text:s/>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25"/>
          <table:table-cell table:style-name="ce26"/>
          <table:table-cell office:value-type="currency" office:value="0" table:formula="of:=[.C12]*[.B12]" table:style-name="ce27">
            <text:p>R$-<text:s/>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25"/>
          <table:table-cell table:style-name="ce26"/>
          <table:table-cell office:value-type="currency" office:value="0" table:formula="of:=[.C13]*[.B13]" table:style-name="ce27">
            <text:p>R$-<text:s/>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25"/>
          <table:table-cell table:style-name="ce26"/>
          <table:table-cell office:value-type="currency" office:value="0" table:formula="of:=[.C14]*[.B14]" table:style-name="ce27">
            <text:p>R$-<text:s/>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3">
            <text:p>Sub-total máquinas (2A)</text:p>
          </table:table-cell>
          <table:covered-table-cell table:number-columns-repeated="2"/>
          <table:table-cell office:value-type="currency" office:value="0" table:formula="of:=SUM([.D9:.D14])" table:style-name="ce28">
            <text:p>R$-<text:s/>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2">
            <text:p>2B - Equipamentos Eletrônic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4">
            <text:p>Servidores</text:p>
          </table:table-cell>
          <table:table-cell office:value-type="float" office:value="2" table:style-name="ce25">
            <text:p>2</text:p>
          </table:table-cell>
          <table:table-cell office:value-type="currency" office:value="4599" table:style-name="ce26">
            <text:p>R$4.599,00<text:s/></text:p>
          </table:table-cell>
          <table:table-cell office:value-type="currency" office:value="9198" table:formula="of:=[.C17]*[.B17]" table:style-name="ce27">
            <text:p>R$9.198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style-name="ce24">
            <text:p>Notebook(s)</text:p>
          </table:table-cell>
          <table:table-cell office:value-type="float" office:value="5" table:style-name="ce25">
            <text:p>5</text:p>
          </table:table-cell>
          <table:table-cell office:value-type="currency" office:value="2000" table:style-name="ce26">
            <text:p>R$2.000,00<text:s/></text:p>
          </table:table-cell>
          <table:table-cell office:value-type="currency" office:value="10000" table:formula="of:=[.C18]*[.B18]" table:style-name="ce27">
            <text:p>R$10.0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number-columns-spanned="3" table:number-rows-spanned="1" table:style-name="ce74">
            <text:p>Sub-total eletrônicos</text:p>
          </table:table-cell>
          <table:covered-table-cell table:number-columns-repeated="2"/>
          <table:table-cell office:value-type="currency" office:value="19198" table:formula="of:=SUM([.D17:.D18])" table:style-name="ce28">
            <text:p>R$19.198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style-name="ce24">
            <text:p>Computadores(Desktop)</text:p>
          </table:table-cell>
          <table:table-cell office:value-type="float" office:value="3" table:style-name="ce25">
            <text:p>3</text:p>
          </table:table-cell>
          <table:table-cell office:value-type="currency" office:value="2200" table:style-name="ce26">
            <text:p>R$2.200,00<text:s/></text:p>
          </table:table-cell>
          <table:table-cell office:value-type="currency" office:value="6600" table:formula="of:=[.C20]*[.B20]" table:style-name="ce27">
            <text:p>R$6.6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style-name="ce24">
            <text:p>Impressora</text:p>
          </table:table-cell>
          <table:table-cell office:value-type="float" office:value="1" table:style-name="ce25">
            <text:p>1</text:p>
          </table:table-cell>
          <table:table-cell office:value-type="currency" office:value="300" table:style-name="ce26">
            <text:p>R$300,00<text:s/></text:p>
          </table:table-cell>
          <table:table-cell office:value-type="currency" office:value="300" table:formula="of:=[.C21]*[.B21]" table:style-name="ce27">
            <text:p>R$3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number-columns-spanned="3" table:number-rows-spanned="1" table:style-name="ce74">
            <text:p>Sub-total computadores e periféricos</text:p>
          </table:table-cell>
          <table:covered-table-cell table:number-columns-repeated="2"/>
          <table:table-cell office:value-type="currency" office:value="6900" table:formula="of:=SUM([.D20:.D21])" table:style-name="ce28">
            <text:p>R$6.9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number-columns-spanned="3" table:number-rows-spanned="1" table:style-name="ce73">
            <text:p>Sub-total equipamentos eletrônicos (2B)</text:p>
          </table:table-cell>
          <table:covered-table-cell table:number-columns-repeated="2"/>
          <table:table-cell office:value-type="currency" office:value="26098" table:formula="of:=$$Eletronicos+$$Computadores" table:style-name="ce28">
            <text:p>R$26.098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number-columns-spanned="4" table:number-rows-spanned="1" table:style-name="ce72">
            <text:p>2C - Móveis e utensílios</text:p>
          </table:table-cell>
          <table:covered-table-cell table:number-columns-repeated="3"/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style-name="ce24">
            <text:p>Mesa para escritório</text:p>
          </table:table-cell>
          <table:table-cell office:value-type="float" office:value="2" table:style-name="ce25">
            <text:p>2</text:p>
          </table:table-cell>
          <table:table-cell office:value-type="currency" office:value="250" table:style-name="ce26">
            <text:p>R$250,00<text:s/></text:p>
          </table:table-cell>
          <table:table-cell office:value-type="currency" office:value="500" table:formula="of:=[.C25]*[.B25]" table:style-name="ce27">
            <text:p>R$5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style-name="ce24">
            <text:p>Cadeiras</text:p>
          </table:table-cell>
          <table:table-cell office:value-type="float" office:value="10" table:style-name="ce25">
            <text:p>10</text:p>
          </table:table-cell>
          <table:table-cell office:value-type="currency" office:value="60" table:style-name="ce26">
            <text:p>R$60,00<text:s/></text:p>
          </table:table-cell>
          <table:table-cell office:value-type="currency" office:value="600" table:formula="of:=[.C26]*[.B26]" table:style-name="ce27">
            <text:p>R$6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style-name="ce24">
            <text:p>Mesa de acabamento</text:p>
          </table:table-cell>
          <table:table-cell office:value-type="float" office:value="1" table:style-name="ce25">
            <text:p>1</text:p>
          </table:table-cell>
          <table:table-cell office:value-type="currency" office:value="300" table:style-name="ce26">
            <text:p>R$300,00<text:s/></text:p>
          </table:table-cell>
          <table:table-cell office:value-type="currency" office:value="300" table:formula="of:=[.C27]*[.B27]" table:style-name="ce27">
            <text:p>R$3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style-name="ce24">
            <text:p>Materiais diversos (tesouras, réguas etc.)</text:p>
          </table:table-cell>
          <table:table-cell office:value-type="string" table:style-name="ce25">
            <text:p>-</text:p>
          </table:table-cell>
          <table:table-cell office:value-type="currency" office:value="400" table:style-name="ce26">
            <text:p>R$400,00<text:s/></text:p>
          </table:table-cell>
          <table:table-cell office:value-type="currency" office:value="400" table:formula="of:=[.C28]" table:style-name="ce27">
            <text:p>R$4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1">
          <table:table-cell office:value-type="string" table:number-columns-spanned="3" table:number-rows-spanned="1" table:style-name="ce73">
            <text:p>Sub-total móveis e utensílios (2C)</text:p>
          </table:table-cell>
          <table:covered-table-cell table:number-columns-repeated="2"/>
          <table:table-cell office:value-type="currency" office:value="1800" table:formula="of:=SUM([.D25:.D28])" table:style-name="ce28">
            <text:p>R$1.800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4">
          <table:table-cell office:value-type="string" table:number-columns-spanned="3" table:number-rows-spanned="1" table:style-name="ce75">
            <text:p>Investimento total (2A + 2B + 2C)</text:p>
          </table:table-cell>
          <table:covered-table-cell table:number-columns-repeated="2"/>
          <table:table-cell office:value-type="currency" office:value="27898" table:formula="of:=[.D15]+[.D23]+[.D29]" table:style-name="ce29">
            <text:p>R$27.898,00<text:s/></text:p>
          </table:table-cell>
          <table:table-cell table:number-columns-repeated="253" table:style-name="ce16"/>
          <table:table-cell table:number-columns-repeated="16127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8" table:number-rows-spanned="1" table:style-name="ce69">
            <text:p>Item 3 - Projeção de Custos de Proteção - Depreciação, Manutenção e Segur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76">
            <text:p>Especificação</text:p>
          </table:table-cell>
          <table:table-cell office:value-type="string" table:number-columns-spanned="1" table:number-rows-spanned="2" table:style-name="ce77">
            <text:p>Total do Investimento</text:p>
          </table:table-cell>
          <table:table-cell office:value-type="string" table:number-columns-spanned="2" table:number-rows-spanned="1" table:style-name="ce78">
            <text:p>Depreciação</text:p>
          </table:table-cell>
          <table:covered-table-cell/>
          <table:table-cell office:value-type="string" table:number-columns-spanned="2" table:number-rows-spanned="1" table:style-name="ce78">
            <text:p>Manutenção</text:p>
          </table:table-cell>
          <table:covered-table-cell/>
          <table:table-cell office:value-type="string" table:number-columns-spanned="2" table:number-rows-spanned="1" table:style-name="ce79">
            <text:p>Seguro</text:p>
          </table:table-cell>
          <table:covered-table-cell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30">
            <text:p>Taxa anual</text:p>
          </table:table-cell>
          <table:table-cell office:value-type="string" table:style-name="ce22">
            <text:p>Valor anual</text:p>
          </table:table-cell>
          <table:table-cell office:value-type="string" table:style-name="ce30">
            <text:p>Taxa anual</text:p>
          </table:table-cell>
          <table:table-cell office:value-type="string" table:style-name="ce22">
            <text:p>Valor anual</text:p>
          </table:table-cell>
          <table:table-cell office:value-type="string" table:style-name="ce30">
            <text:p>Taxa anual</text:p>
          </table:table-cell>
          <table:table-cell office:value-type="string" table:style-name="ce23">
            <text:p>Valor anual</text:p>
          </table:table-cell>
          <table:table-cell table:number-columns-repeated="16376"/>
        </table:table-row>
        <table:table-row table:style-name="ro1">
          <table:table-cell office:value-type="string" table:style-name="ce24">
            <text:p>-</text:p>
          </table:table-cell>
          <table:table-cell office:value-type="float" office:value="0" table:formula="of:=$$Item2A" table:style-name="ce31">
            <text:p>-<text:s/></text:p>
          </table:table-cell>
          <table:table-cell office:value-type="percentage" office:value="0.1" table:style-name="ce32">
            <text:p>10%</text:p>
          </table:table-cell>
          <table:table-cell office:value-type="float" office:value="0" table:formula="of:=[.$B35]*[.C35]" table:style-name="ce33">
            <text:p>-<text:s/></text:p>
          </table:table-cell>
          <table:table-cell office:value-type="percentage" office:value="1.4999999999999999E-2" table:style-name="ce34">
            <text:p>1,50%</text:p>
          </table:table-cell>
          <table:table-cell office:value-type="float" office:value="0" table:formula="of:=[.$B35]*[.E35]" table:style-name="ce33">
            <text:p>-<text:s/></text:p>
          </table:table-cell>
          <table:table-cell office:value-type="percentage" office:value="0.01" table:style-name="ce34">
            <text:p>1,00%</text:p>
          </table:table-cell>
          <table:table-cell office:value-type="float" office:value="0" table:formula="of:=[.$B35]*[.G35]" table:style-name="ce35">
            <text:p>-<text:s/></text:p>
          </table:table-cell>
          <table:table-cell table:number-columns-repeated="16376"/>
        </table:table-row>
        <table:table-row table:style-name="ro1">
          <table:table-cell office:value-type="string" table:style-name="ce24">
            <text:p>Equipamentos Eletrônicos</text:p>
          </table:table-cell>
          <table:table-cell office:value-type="float" office:value="19198" table:formula="of:=$$Eletronicos" table:style-name="ce31">
            <text:p>19.198,00<text:s/></text:p>
          </table:table-cell>
          <table:table-cell office:value-type="percentage" office:value="0.2" table:style-name="ce32">
            <text:p>20%</text:p>
          </table:table-cell>
          <table:table-cell office:value-type="float" office:value="3839.6000000000004" table:formula="of:=[.$B36]*[.C36]" table:style-name="ce33">
            <text:p>3.839,60<text:s/></text:p>
          </table:table-cell>
          <table:table-cell office:value-type="percentage" office:value="0.01" table:style-name="ce34">
            <text:p>1,00%</text:p>
          </table:table-cell>
          <table:table-cell office:value-type="float" office:value="191.98000000000002" table:formula="of:=[.$B36]*[.E36]" table:style-name="ce33">
            <text:p>191,98<text:s/></text:p>
          </table:table-cell>
          <table:table-cell office:value-type="percentage" office:value="0.01" table:style-name="ce34">
            <text:p>1,00%</text:p>
          </table:table-cell>
          <table:table-cell office:value-type="float" office:value="191.98000000000002" table:formula="of:=[.$B36]*[.G36]" table:style-name="ce35">
            <text:p>191,98<text:s/></text:p>
          </table:table-cell>
          <table:table-cell table:number-columns-repeated="16376"/>
        </table:table-row>
        <table:table-row table:style-name="ro1">
          <table:table-cell office:value-type="string" table:style-name="ce24">
            <text:p>Móveis e utensílios</text:p>
          </table:table-cell>
          <table:table-cell office:value-type="float" office:value="1800" table:formula="of:=$$Item2C" table:style-name="ce31">
            <text:p>1.800,00<text:s/></text:p>
          </table:table-cell>
          <table:table-cell office:value-type="percentage" office:value="0.1" table:style-name="ce32">
            <text:p>10%</text:p>
          </table:table-cell>
          <table:table-cell office:value-type="float" office:value="180" table:formula="of:=[.$B37]*[.C37]" table:style-name="ce33">
            <text:p>180,00<text:s/></text:p>
          </table:table-cell>
          <table:table-cell office:value-type="percentage" office:value="2.5000000000000001E-3" table:style-name="ce34">
            <text:p>0,25%</text:p>
          </table:table-cell>
          <table:table-cell office:value-type="float" office:value="4.5" table:formula="of:=[.$B37]*[.E37]" table:style-name="ce33">
            <text:p>4,50<text:s/></text:p>
          </table:table-cell>
          <table:table-cell office:value-type="percentage" office:value="5.0000000000000001E-3" table:style-name="ce34">
            <text:p>0,50%</text:p>
          </table:table-cell>
          <table:table-cell office:value-type="float" office:value="9" table:formula="of:=[.$B37]*[.G37]" table:style-name="ce35">
            <text:p>9,00<text:s/></text:p>
          </table:table-cell>
          <table:table-cell table:number-columns-repeated="16376"/>
        </table:table-row>
        <table:table-row table:style-name="ro1">
          <table:table-cell office:value-type="string" table:style-name="ce24">
            <text:p>Equipamentos Eletrônicos</text:p>
          </table:table-cell>
          <table:table-cell office:value-type="float" office:value="6900" table:formula="of:=$$Computadores" table:style-name="ce31">
            <text:p>6.900,00<text:s/></text:p>
          </table:table-cell>
          <table:table-cell office:value-type="percentage" office:value="0.2" table:style-name="ce32">
            <text:p>20%</text:p>
          </table:table-cell>
          <table:table-cell office:value-type="float" office:value="1380" table:formula="of:=[.$B38]*[.C38]" table:style-name="ce33">
            <text:p>1.380,00<text:s/></text:p>
          </table:table-cell>
          <table:table-cell office:value-type="percentage" office:value="1.4999999999999999E-2" table:style-name="ce34">
            <text:p>1,50%</text:p>
          </table:table-cell>
          <table:table-cell office:value-type="float" office:value="103.5" table:formula="of:=[.$B38]*[.E38]" table:style-name="ce33">
            <text:p>103,50<text:s/></text:p>
          </table:table-cell>
          <table:table-cell office:value-type="percentage" office:value="0.01" table:style-name="ce34">
            <text:p>1,00%</text:p>
          </table:table-cell>
          <table:table-cell office:value-type="float" office:value="69" table:formula="of:=[.$B38]*[.G38]" table:style-name="ce35">
            <text:p>69,00<text:s/></text:p>
          </table:table-cell>
          <table:table-cell table:number-columns-repeated="16376"/>
        </table:table-row>
        <table:table-row table:style-name="ro1">
          <table:table-cell office:value-type="string" table:style-name="ce24">
            <text:p>-</text:p>
          </table:table-cell>
          <table:table-cell office:value-type="float" office:value="0" table:style-name="ce31">
            <text:p>-<text:s/></text:p>
          </table:table-cell>
          <table:table-cell office:value-type="percentage" office:value="0.2" table:style-name="ce32">
            <text:p>20%</text:p>
          </table:table-cell>
          <table:table-cell office:value-type="float" office:value="0" table:formula="of:=[.$B39]*[.C39]" table:style-name="ce33">
            <text:p>-<text:s/></text:p>
          </table:table-cell>
          <table:table-cell office:value-type="percentage" office:value="0.04" table:style-name="ce34">
            <text:p>4,00%</text:p>
          </table:table-cell>
          <table:table-cell office:value-type="float" office:value="0" table:formula="of:=[.$B39]*[.E39]" table:style-name="ce33">
            <text:p>-<text:s/></text:p>
          </table:table-cell>
          <table:table-cell office:value-type="percentage" office:value="0.05" table:style-name="ce34">
            <text:p>5,00%</text:p>
          </table:table-cell>
          <table:table-cell office:value-type="float" office:value="0" table:formula="of:=[.$B39]*[.G39]" table:style-name="ce35">
            <text:p>-<text:s/></text:p>
          </table:table-cell>
          <table:table-cell table:number-columns-repeated="16376"/>
        </table:table-row>
        <table:table-row table:style-name="ro4">
          <table:table-cell office:value-type="string" table:style-name="ce36">
            <text:p>Total</text:p>
          </table:table-cell>
          <table:table-cell office:value-type="float" office:value="27898" table:formula="of:=SUM([.B35:.B39])" table:style-name="ce37">
            <text:p>27.898,00<text:s/></text:p>
          </table:table-cell>
          <table:table-cell table:style-name="ce38"/>
          <table:table-cell office:value-type="float" office:value="5399.6" table:formula="of:=SUM([.D35:.D39])" table:style-name="ce37">
            <text:p>5.399,60<text:s/></text:p>
          </table:table-cell>
          <table:table-cell table:style-name="ce39"/>
          <table:table-cell office:value-type="float" office:value="299.98" table:formula="of:=SUM([.F35:.F39])" table:style-name="ce37">
            <text:p>299,98<text:s/></text:p>
          </table:table-cell>
          <table:table-cell table:style-name="ce39"/>
          <table:table-cell office:value-type="float" office:value="269.98" table:formula="of:=SUM([.H35:.H39])" table:style-name="ce40">
            <text:p>269,98<text:s/></text:p>
          </table:table-cell>
          <table:table-cell table:number-columns-repeated="16376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69">
            <text:p>Item 4 - Estimativas de Custos Fixos</text:p>
          </table:table-cell>
          <table:covered-table-cell table:number-columns-repeated="2"/>
          <table:table-cell table:number-columns-repeated="5" table:style-name="ce41"/>
          <table:table-cell table:number-columns-repeated="16376" table:style-name="ce42"/>
        </table:table-row>
        <table:table-row table:style-name="ro1">
          <table:table-cell office:value-type="string" table:style-name="ce20">
            <text:p>Especificação</text:p>
          </table:table-cell>
          <table:table-cell office:value-type="string" table:style-name="ce43">
            <text:p>Valor Mensal</text:p>
          </table:table-cell>
          <table:table-cell office:value-type="string" table:style-name="ce23">
            <text:p>Valor anual</text:p>
          </table:table-cell>
          <table:table-cell table:style-name="ce44"/>
          <table:table-cell table:number-columns-spanned="2" table:number-rows-spanned="1" table:style-name="ce115"/>
          <table:covered-table-cell/>
          <table:table-cell table:number-columns-spanned="2" table:number-rows-spanned="1" table:style-name="ce115"/>
          <table:covered-table-cell/>
          <table:table-cell table:number-columns-repeated="16376" table:style-name="ce42"/>
        </table:table-row>
        <table:table-row table:style-name="ro1">
          <table:table-cell office:value-type="string" table:style-name="ce24">
            <text:p>Aluguel</text:p>
          </table:table-cell>
          <table:table-cell office:value-type="float" office:value="2500" table:style-name="ce31">
            <text:p>2.500,00<text:s/></text:p>
          </table:table-cell>
          <table:table-cell office:value-type="float" office:value="30000" table:formula="of:=[.B44]*12" table:style-name="ce45">
            <text:p>R$ 30.00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Pró-labore</text:p>
          </table:table-cell>
          <table:table-cell office:value-type="float" office:value="3000" table:style-name="ce31">
            <text:p>3.000,00<text:s/></text:p>
          </table:table-cell>
          <table:table-cell office:value-type="float" office:value="36000" table:formula="of:=[.B45]*12" table:style-name="ce45">
            <text:p>R$ 36.000,00</text:p>
          </table:table-cell>
          <table:table-cell table:style-name="ce33"/>
          <table:table-cell table:style-name="ce46"/>
          <table:table-cell table:style-name="ce47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Salários e encargos (escritório)</text:p>
          </table:table-cell>
          <table:table-cell office:value-type="float" office:value="600" table:style-name="ce31">
            <text:p>600,00<text:s/></text:p>
          </table:table-cell>
          <table:table-cell office:value-type="float" office:value="7200" table:formula="of:=[.B46]*12" table:style-name="ce45">
            <text:p>R$ 7.20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Depreciações</text:p>
          </table:table-cell>
          <table:table-cell office:value-type="float" office:value="449.96999999999997" table:formula="of:=ROUNDUP($$Depreciacao/12;2)" table:style-name="ce31">
            <text:p>449,97<text:s/></text:p>
          </table:table-cell>
          <table:table-cell office:value-type="float" office:value="5399.6399999999994" table:formula="of:=[.B47]*12" table:style-name="ce45">
            <text:p>R$ 5.399,64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Água/Luz/Telefone</text:p>
          </table:table-cell>
          <table:table-cell office:value-type="float" office:value="550" table:style-name="ce31">
            <text:p>550,00<text:s/></text:p>
          </table:table-cell>
          <table:table-cell office:value-type="float" office:value="6600" table:formula="of:=[.B48]*12" table:style-name="ce45">
            <text:p>R$ 6.60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Contador</text:p>
          </table:table-cell>
          <table:table-cell office:value-type="float" office:value="450" table:style-name="ce31">
            <text:p>450,00<text:s/></text:p>
          </table:table-cell>
          <table:table-cell office:value-type="float" office:value="5400" table:formula="of:=[.B49]*12" table:style-name="ce45">
            <text:p>R$ 5.40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Materiais de higiene e limpeza</text:p>
          </table:table-cell>
          <table:table-cell office:value-type="float" office:value="120" table:style-name="ce31">
            <text:p>120,00<text:s/></text:p>
          </table:table-cell>
          <table:table-cell office:value-type="float" office:value="1440" table:formula="of:=[.B50]*12" table:style-name="ce45">
            <text:p>R$ 1.44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Manutenção e seguro</text:p>
          </table:table-cell>
          <table:table-cell office:value-type="float" office:value="47.5" table:formula="of:=ROUNDUP(($$Manutencao+$$Seguro)/12;2)" table:style-name="ce31">
            <text:p>47,50<text:s/></text:p>
          </table:table-cell>
          <table:table-cell office:value-type="float" office:value="570" table:formula="of:=[.B51]*12" table:style-name="ce45">
            <text:p>R$ 57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48"/>
          <table:table-cell table:number-columns-repeated="16376" table:style-name="ce42"/>
        </table:table-row>
        <table:table-row table:style-name="ro1">
          <table:table-cell office:value-type="string" table:style-name="ce24">
            <text:p>Despesas financeiras</text:p>
          </table:table-cell>
          <table:table-cell office:value-type="float" office:value="280" table:style-name="ce31">
            <text:p>280,00<text:s/></text:p>
          </table:table-cell>
          <table:table-cell office:value-type="float" office:value="3360" table:formula="of:=[.B52]*12" table:style-name="ce45">
            <text:p>R$ 3.36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Despesas de escritório</text:p>
          </table:table-cell>
          <table:table-cell office:value-type="float" office:value="350" table:style-name="ce31">
            <text:p>350,00<text:s/></text:p>
          </table:table-cell>
          <table:table-cell office:value-type="float" office:value="4200" table:formula="of:=[.B53]*12" table:style-name="ce45">
            <text:p>R$ 4.20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1">
          <table:table-cell office:value-type="string" table:style-name="ce24">
            <text:p>Outras despesas</text:p>
          </table:table-cell>
          <table:table-cell office:value-type="float" office:value="390" table:style-name="ce31">
            <text:p>390,00<text:s/></text:p>
          </table:table-cell>
          <table:table-cell office:value-type="float" office:value="4680" table:formula="of:=[.B54]*12" table:style-name="ce45">
            <text:p>R$ 4.680,00</text:p>
          </table:table-cell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6" table:style-name="ce42"/>
        </table:table-row>
        <table:table-row table:style-name="ro4">
          <table:table-cell office:value-type="string" table:number-columns-spanned="2" table:number-rows-spanned="1" table:style-name="ce75">
            <text:p>Total</text:p>
          </table:table-cell>
          <table:covered-table-cell/>
          <table:table-cell office:value-type="float" office:value="104849.64" table:formula="of:=SUM([.C44:.C54])" table:style-name="ce49">
            <text:p>R$ 104.849,64</text:p>
          </table:table-cell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number-columns-repeated="16376" table:style-name="ce42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5" table:number-rows-spanned="1" table:style-name="ce69">
            <text:p>Item 5 - Estimativas de Custos Variáveis</text:p>
          </table:table-cell>
          <table:covered-table-cell table:number-columns-repeated="4"/>
          <table:table-cell table:number-columns-repeated="252" table:style-name="ce16"/>
          <table:table-cell table:number-columns-repeated="16127"/>
        </table:table-row>
        <table:table-row table:style-name="ro1">
          <table:table-cell office:value-type="string" table:number-columns-spanned="5" table:number-rows-spanned="1" table:style-name="ce72">
            <text:p>A - Mão de obra</text:p>
          </table:table-cell>
          <table:covered-table-cell table:number-columns-repeated="4"/>
          <table:table-cell table:number-columns-repeated="252" table:style-name="ce16"/>
          <table:table-cell table:number-columns-repeated="16127"/>
        </table:table-row>
        <table:table-row table:style-name="ro1">
          <table:table-cell office:value-type="string" table:style-name="ce20">
            <text:p>Especificação</text:p>
          </table:table-cell>
          <table:table-cell office:value-type="string" table:style-name="ce22">
            <text:p>Salários e Encargos</text:p>
          </table:table-cell>
          <table:table-cell office:value-type="string" table:style-name="ce21">
            <text:p>Quantidade</text:p>
          </table:table-cell>
          <table:table-cell office:value-type="string" table:style-name="ce22">
            <text:p>Total mensal</text:p>
          </table:table-cell>
          <table:table-cell office:value-type="string" table:style-name="ce23">
            <text:p>Total anual</text:p>
          </table:table-cell>
          <table:table-cell table:number-columns-repeated="252" table:style-name="ce16"/>
          <table:table-cell table:number-columns-repeated="16127"/>
        </table:table-row>
        <table:table-row table:style-name="ro1">
          <table:table-cell office:value-type="string" table:style-name="ce24">
            <text:p>Funcionário de TI – Graduado</text:p>
          </table:table-cell>
          <table:table-cell office:value-type="currency" office:value="5920" table:style-name="ce26">
            <text:p>R$5.920,00<text:s/></text:p>
          </table:table-cell>
          <table:table-cell office:value-type="float" office:value="3" table:style-name="ce25">
            <text:p>3</text:p>
          </table:table-cell>
          <table:table-cell office:value-type="float" office:value="17760" table:formula="of:=[.B60]*[.C60]" table:style-name="ce33">
            <text:p>17.760,00<text:s/></text:p>
          </table:table-cell>
          <table:table-cell office:value-type="float" office:value="213120" table:formula="of:=[.D60]*12" table:style-name="ce52">
            <text:p>213.120,00<text:s/></text:p>
          </table:table-cell>
          <table:table-cell table:number-columns-repeated="252" table:style-name="ce16"/>
          <table:table-cell table:number-columns-repeated="16127"/>
        </table:table-row>
        <table:table-row table:style-name="ro1">
          <table:table-cell office:value-type="string" table:style-name="ce24">
            <text:p>Funcionário de TI – Não graduado</text:p>
          </table:table-cell>
          <table:table-cell office:value-type="currency" office:value="2272" table:style-name="ce26">
            <text:p>R$2.272,00<text:s/></text:p>
          </table:table-cell>
          <table:table-cell office:value-type="float" office:value="2" table:style-name="ce25">
            <text:p>2</text:p>
          </table:table-cell>
          <table:table-cell office:value-type="float" office:value="4544" table:formula="of:=[.B61]*[.C61]" table:style-name="ce33">
            <text:p>4.544,00<text:s/></text:p>
          </table:table-cell>
          <table:table-cell office:value-type="float" office:value="54528" table:formula="of:=[.D61]*12" table:style-name="ce52">
            <text:p>54.528,00<text:s/></text:p>
          </table:table-cell>
          <table:table-cell table:number-columns-repeated="252" table:style-name="ce16"/>
          <table:table-cell table:number-columns-repeated="16127"/>
        </table:table-row>
        <table:table-row table:style-name="ro1">
          <table:table-cell office:value-type="string" table:style-name="ce24">
            <text:p>Funcinários de RH</text:p>
          </table:table-cell>
          <table:table-cell office:value-type="currency" office:value="5095" table:style-name="ce53">
            <text:p>R$ 5.095,00</text:p>
          </table:table-cell>
          <table:table-cell office:value-type="float" office:value="2" table:style-name="ce25">
            <text:p>2</text:p>
          </table:table-cell>
          <table:table-cell office:value-type="float" office:value="10190" table:formula="of:=[.B62]*[.C62]" table:style-name="ce33">
            <text:p>10.190,00<text:s/></text:p>
          </table:table-cell>
          <table:table-cell office:value-type="float" office:value="122280" table:formula="of:=[.D62]*12" table:style-name="ce52">
            <text:p>122.280,00<text:s/></text:p>
          </table:table-cell>
          <table:table-cell table:number-columns-repeated="252" table:style-name="ce16"/>
          <table:table-cell table:number-columns-repeated="16127"/>
        </table:table-row>
        <table:table-row table:style-name="ro1">
          <table:table-cell table:style-name="ce24"/>
          <table:table-cell table:style-name="ce53"/>
          <table:table-cell table:style-name="ce25"/>
          <table:table-cell office:value-type="float" office:value="0" table:formula="of:=[.B63]*[.C63]" table:style-name="ce33">
            <text:p>-<text:s/></text:p>
          </table:table-cell>
          <table:table-cell office:value-type="float" office:value="0" table:formula="of:=[.D63]*12" table:style-name="ce52">
            <text:p>-<text:s/></text:p>
          </table:table-cell>
          <table:table-cell table:number-columns-repeated="252" table:style-name="ce16"/>
          <table:table-cell table:number-columns-repeated="16127"/>
        </table:table-row>
        <table:table-row table:style-name="ro1">
          <table:table-cell table:style-name="ce24"/>
          <table:table-cell table:style-name="ce54"/>
          <table:table-cell table:style-name="ce25"/>
          <table:table-cell office:value-type="float" office:value="0" table:formula="of:=[.B63]*[.C64]" table:style-name="ce33">
            <text:p>-<text:s/></text:p>
          </table:table-cell>
          <table:table-cell office:value-type="float" office:value="0" table:formula="of:=[.D64]*12" table:style-name="ce52">
            <text:p>-<text:s/></text:p>
          </table:table-cell>
          <table:table-cell table:number-columns-repeated="252" table:style-name="ce16"/>
          <table:table-cell table:number-columns-repeated="16127"/>
        </table:table-row>
        <table:table-row table:style-name="ro1">
          <table:table-cell table:style-name="ce24"/>
          <table:table-cell table:style-name="ce53"/>
          <table:table-cell table:style-name="ce25"/>
          <table:table-cell office:value-type="float" office:value="0" table:formula="of:=[.B65]*[.C65]" table:style-name="ce33">
            <text:p>-<text:s/></text:p>
          </table:table-cell>
          <table:table-cell office:value-type="float" office:value="0" table:formula="of:=[.D65]*12" table:style-name="ce52">
            <text:p>-<text:s/></text:p>
          </table:table-cell>
          <table:table-cell table:number-columns-repeated="16379"/>
        </table:table-row>
        <table:table-row table:style-name="ro4"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32494" table:formula="of:=SUM([.D60:.D65])" table:style-name="ce55">
            <text:p>32.494,00<text:s/></text:p>
          </table:table-cell>
          <table:table-cell office:value-type="float" office:value="389928" table:formula="of:=SUM([.E60:.E65])" table:style-name="ce56">
            <text:p>389.928,00<text:s/></text:p>
          </table:table-cell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80">
            <text:p>B - Custos de transações para bancos e pool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0">
            <text:p>Especificação</text:p>
          </table:table-cell>
          <table:table-cell office:value-type="string" table:style-name="ce21">
            <text:p>Unidade</text:p>
          </table:table-cell>
          <table:table-cell office:value-type="string" table:style-name="ce21">
            <text:p>Quantidade</text:p>
          </table:table-cell>
          <table:table-cell office:value-type="string" table:style-name="ce22">
            <text:p>Valor Unitário</text:p>
          </table:table-cell>
          <table:table-cell office:value-type="string" table:style-name="ce23">
            <text:p>Valor total</text:p>
          </table:table-cell>
          <table:table-cell table:number-columns-repeated="16379"/>
        </table:table-row>
        <table:table-row table:style-name="ro1">
          <table:table-cell office:value-type="string" table:style-name="ce24">
            <text:p>Taxa de transferência por pools(bitcoin)</text:p>
          </table:table-cell>
          <table:table-cell office:value-type="string" table:style-name="ce57">
            <text:p>BTC</text:p>
          </table:table-cell>
          <table:table-cell office:value-type="float" office:value="600" table:style-name="ce25">
            <text:p>600</text:p>
          </table:table-cell>
          <table:table-cell office:value-type="currency" office:value="377.32803333333339" table:formula="of:=[Cotação_de_moedas.N18]*0.01" table:style-name="ce58">
            <text:p>R$ 377,33</text:p>
          </table:table-cell>
          <table:table-cell office:value-type="float" office:value="226396.82000000004" table:formula="of:=[.C69]*[.D69]" table:style-name="ce52">
            <text:p>226.396,82<text:s/></text:p>
          </table:table-cell>
          <table:table-cell table:number-columns-repeated="16379"/>
        </table:table-row>
        <table:table-row table:style-name="ro1">
          <table:table-cell office:value-type="string" table:style-name="ce24">
            <text:p>Taxa de transferência por bancos</text:p>
          </table:table-cell>
          <table:table-cell office:value-type="string" table:style-name="ce57">
            <text:p>R$</text:p>
          </table:table-cell>
          <table:table-cell office:value-type="float" office:value="1100" table:style-name="ce25">
            <text:p>1100</text:p>
          </table:table-cell>
          <table:table-cell office:value-type="currency" office:value="15" table:formula="of:=15" table:style-name="ce58">
            <text:p>R$ 15,00</text:p>
          </table:table-cell>
          <table:table-cell office:value-type="float" office:value="16500" table:formula="of:=ROUNDUP([.C70]*[.D70];2)" table:style-name="ce52">
            <text:p>16.500,00<text:s/></text:p>
          </table:table-cell>
          <table:table-cell table:number-columns-repeated="16379"/>
        </table:table-row>
        <table:table-row table:style-name="ro1">
          <table:table-cell office:value-type="string" table:style-name="ce24">
            <text:p>Taxa de transferência por pools(etherium)</text:p>
          </table:table-cell>
          <table:table-cell office:value-type="string" table:style-name="ce57">
            <text:p>ETH</text:p>
          </table:table-cell>
          <table:table-cell office:value-type="float" office:value="300" table:style-name="ce25">
            <text:p>300</text:p>
          </table:table-cell>
          <table:table-cell office:value-type="currency" office:value="25.260416666666664" table:formula="of:=[Cotação_de_moedas.N19]*0.01" table:style-name="ce58">
            <text:p>R$ 25,26</text:p>
          </table:table-cell>
          <table:table-cell office:value-type="float" office:value="7578.1249999999991" table:formula="of:=[.C71]*[.D71]" table:style-name="ce52">
            <text:p>7.578,13<text:s/></text:p>
          </table:table-cell>
          <table:table-cell table:number-columns-repeated="16379"/>
        </table:table-row>
        <table:table-row table:style-name="ro1">
          <table:table-cell office:value-type="string" table:style-name="ce24">
            <text:p>Taxa de transferência por pools(litecoin)</text:p>
          </table:table-cell>
          <table:table-cell office:value-type="string" table:style-name="ce57">
            <text:p>LTC</text:p>
          </table:table-cell>
          <table:table-cell office:value-type="float" office:value="200" table:style-name="ce25">
            <text:p>200</text:p>
          </table:table-cell>
          <table:table-cell office:value-type="currency" office:value="5.5170666666666675" table:formula="of:=[Cotação_de_moedas.N20]*0.01" table:style-name="ce58">
            <text:p>R$ 5,52</text:p>
          </table:table-cell>
          <table:table-cell office:value-type="float" office:value="1103.4133333333334" table:formula="of:=[.C72]*[.D72]" table:style-name="ce52">
            <text:p>1.103,41<text:s/></text:p>
          </table:table-cell>
          <table:table-cell table:number-columns-repeated="16379"/>
        </table:table-row>
        <table:table-row table:style-name="ro1">
          <table:table-cell table:style-name="ce24"/>
          <table:table-cell table:style-name="ce57"/>
          <table:table-cell table:style-name="ce25"/>
          <table:table-cell table:style-name="ce33"/>
          <table:table-cell office:value-type="float" office:value="0" table:formula="of:=[.C73]*[.D73]" table:style-name="ce52">
            <text:p>-<text:s/></text:p>
          </table:table-cell>
          <table:table-cell table:number-columns-repeated="16379"/>
        </table:table-row>
        <table:table-row table:style-name="ro1">
          <table:table-cell table:style-name="ce24"/>
          <table:table-cell table:style-name="ce57"/>
          <table:table-cell table:style-name="ce25"/>
          <table:table-cell table:style-name="ce33"/>
          <table:table-cell office:value-type="float" office:value="0" table:formula="of:=[.C74]*[.D74]" table:style-name="ce52">
            <text:p>-<text:s/></text:p>
          </table:table-cell>
          <table:table-cell table:number-columns-repeated="16379"/>
        </table:table-row>
        <table:table-row table:style-name="ro1">
          <table:table-cell table:style-name="ce24"/>
          <table:table-cell table:style-name="ce57"/>
          <table:table-cell table:style-name="ce25"/>
          <table:table-cell table:style-name="ce33"/>
          <table:table-cell office:value-type="float" office:value="0" table:formula="of:=[.C75]*[.D75]" table:style-name="ce52">
            <text:p>-<text:s/></text:p>
          </table:table-cell>
          <table:table-cell table:number-columns-repeated="16379"/>
        </table:table-row>
        <table:table-row table:style-name="ro1">
          <table:table-cell table:style-name="ce24"/>
          <table:table-cell table:style-name="ce57"/>
          <table:table-cell table:style-name="ce25"/>
          <table:table-cell table:style-name="ce33"/>
          <table:table-cell office:value-type="float" office:value="0" table:formula="of:=[.C76]*[.D76]" table:style-name="ce52">
            <text:p>-<text:s/></text:p>
          </table:table-cell>
          <table:table-cell table:number-columns-repeated="16379"/>
        </table:table-row>
        <table:table-row table:style-name="ro1">
          <table:table-cell table:style-name="ce24"/>
          <table:table-cell table:style-name="ce57"/>
          <table:table-cell table:style-name="ce25"/>
          <table:table-cell table:style-name="ce33"/>
          <table:table-cell office:value-type="float" office:value="0" table:formula="of:=[.C77]*[.D77]" table:style-name="ce52">
            <text:p>-<text:s/></text:p>
          </table:table-cell>
          <table:table-cell table:number-columns-repeated="16379"/>
        </table:table-row>
        <table:table-row table:style-name="ro4">
          <table:table-cell office:value-type="string" table:number-columns-spanned="4" table:number-rows-spanned="1" table:style-name="ce75">
            <text:p>Total</text:p>
          </table:table-cell>
          <table:covered-table-cell table:number-columns-repeated="3"/>
          <table:table-cell office:value-type="float" office:value="251578.35833333337" table:formula="of:=SUM([.E69:.E77])" table:style-name="ce56">
            <text:p>251.578,36<text:s/></text:p>
          </table:table-cell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80">
            <text:p>C - Outros custos variávei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81">
            <text:p>Estimativa de perdas</text:p>
          </table:table-cell>
          <table:covered-table-cell table:number-columns-repeated="3"/>
          <table:table-cell office:value-type="percentage" office:value="0.02" table:style-name="ce59">
            <text:p>2%</text:p>
          </table:table-cell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81">
            <text:p>Propaganda</text:p>
          </table:table-cell>
          <table:covered-table-cell table:number-columns-repeated="3"/>
          <table:table-cell office:value-type="percentage" office:value="0.03" table:style-name="ce59">
            <text:p>3%</text:p>
          </table:table-cell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81">
            <text:p>Impostos simplificados</text:p>
          </table:table-cell>
          <table:covered-table-cell table:number-columns-repeated="3"/>
          <table:table-cell office:value-type="percentage" office:value="0.08" table:style-name="ce59">
            <text:p>8%</text:p>
          </table:table-cell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81">
            <text:p>Comissões sobre vendas</text:p>
          </table:table-cell>
          <table:covered-table-cell table:number-columns-repeated="3"/>
          <table:table-cell office:value-type="percentage" office:value="0.02" table:style-name="ce59">
            <text:p>2%</text:p>
          </table:table-cell>
          <table:table-cell table:number-columns-repeated="16379"/>
        </table:table-row>
        <table:table-row table:style-name="ro4">
          <table:table-cell office:value-type="string" table:number-columns-spanned="4" table:number-rows-spanned="1" table:style-name="ce75">
            <text:p>Total</text:p>
          </table:table-cell>
          <table:covered-table-cell table:number-columns-repeated="3"/>
          <table:table-cell office:value-type="percentage" office:value="0.15" table:formula="of:=SUM([.E80:.E83])" table:style-name="ce60">
            <text:p>15%</text:p>
          </table:table-cell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5" table:number-rows-spanned="1" table:style-name="ce69">
            <text:p>Item 6 - Custo unitário de mão de obr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2">
            <text:p>Custo unitário da mão de obra</text:p>
          </table:table-cell>
          <table:table-cell office:value-type="string" table:number-columns-spanned="1" table:number-rows-spanned="2" table:style-name="ce83">
            <text:p>=</text:p>
          </table:table-cell>
          <table:table-cell office:value-type="string" table:number-columns-spanned="3" table:number-rows-spanned="1" table:style-name="ce84">
            <text:p>Custo da mão de obra de produção/ano (5A)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85">
            <text:p>Projeção do Volume de Produção (Item 1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number-columns-spanned="4" table:number-rows-spanned="1" table:style-name="ce75">
            <text:p>Custo unitário da mão de obra</text:p>
          </table:table-cell>
          <table:covered-table-cell table:number-columns-repeated="3"/>
          <table:table-cell office:value-type="float" office:value="354.48" table:formula="of:=ROUNDDOWN($$Item5A/$$Item1;2)" table:style-name="ce61">
            <text:p>354,48<text:s/></text:p>
          </table:table-cell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5" table:number-rows-spanned="1" table:style-name="ce69">
            <text:p>Item 7 - Rateio dos Custos Fixo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2">
            <text:p>Rateio dos Custos Fixos</text:p>
          </table:table-cell>
          <table:table-cell office:value-type="string" table:number-columns-spanned="1" table:number-rows-spanned="2" table:style-name="ce83">
            <text:p>=</text:p>
          </table:table-cell>
          <table:table-cell office:value-type="string" table:number-columns-spanned="3" table:number-rows-spanned="1" table:style-name="ce84">
            <text:p>Custo Fixo/ano (Item 4)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85">
            <text:p>Projeção do Volume de Produção (Item 1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number-columns-spanned="4" table:number-rows-spanned="1" table:style-name="ce75">
            <text:p>Custo unitário da mão de obra</text:p>
          </table:table-cell>
          <table:covered-table-cell table:number-columns-repeated="3"/>
          <table:table-cell office:value-type="float" office:value="95.320000000000007" table:formula="of:=ROUNDUP($$Item4/$$Item1;2)" table:style-name="ce61">
            <text:p>95,32<text:s/></text:p>
          </table:table-cell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5" table:number-rows-spanned="1" table:style-name="ce69">
            <text:p>Item 8 - Custo Unitário de Produçã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81">
            <text:p>Custos <text:s/>por pools e bancos (5B)</text:p>
          </table:table-cell>
          <table:covered-table-cell table:number-columns-repeated="3"/>
          <table:table-cell office:value-type="float" office:value="251578.35833333337" table:formula="of:=$$Item5B" table:style-name="ce62">
            <text:p>251.578,36<text:s/></text:p>
          </table:table-cell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81">
            <text:p>Custo unitário de mão de obra (Item 6)</text:p>
          </table:table-cell>
          <table:covered-table-cell table:number-columns-repeated="3"/>
          <table:table-cell office:value-type="float" office:value="354.48" table:formula="of:=$$Item6" table:style-name="ce62">
            <text:p>354,48<text:s/></text:p>
          </table:table-cell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81">
            <text:p>Rateio dos Custos Fixos (Item 7)</text:p>
          </table:table-cell>
          <table:covered-table-cell table:number-columns-repeated="3"/>
          <table:table-cell office:value-type="float" office:value="95.320000000000007" table:formula="of:=$$Item7" table:style-name="ce62">
            <text:p>95,32<text:s/></text:p>
          </table:table-cell>
          <table:table-cell table:number-columns-repeated="16379"/>
        </table:table-row>
        <table:table-row table:style-name="ro4">
          <table:table-cell office:value-type="string" table:number-columns-spanned="4" table:number-rows-spanned="1" table:style-name="ce75">
            <text:p>Total</text:p>
          </table:table-cell>
          <table:covered-table-cell table:number-columns-repeated="3"/>
          <table:table-cell office:value-type="float" office:value="252028.15833333338" table:formula="of:=SUM([.E97:.E99])" table:style-name="ce61">
            <text:p>252.028,16<text:s/></text:p>
          </table:table-cell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2" table:number-rows-spanned="1" table:style-name="ce86">
            <text:p>Item 9 - Estimativa de Preço de Venda Unitário</text:p>
          </table:table-cell>
          <table:covered-table-cell/>
          <table:table-cell office:value-type="string" table:number-columns-spanned="2" table:number-rows-spanned="1" table:style-name="ce87">
            <text:p>Margem de Lucro =</text:p>
          </table:table-cell>
          <table:covered-table-cell/>
          <table:table-cell office:value-type="percentage" office:value="0.1" table:style-name="ce63">
            <text:p>10%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2">
            <text:p>Preço de Venda Unitário</text:p>
          </table:table-cell>
          <table:table-cell office:value-type="string" table:number-columns-spanned="1" table:number-rows-spanned="2" table:style-name="ce83">
            <text:p>=</text:p>
          </table:table-cell>
          <table:table-cell office:value-type="string" table:number-columns-spanned="3" table:number-rows-spanned="1" table:style-name="ce84">
            <text:p>Custo Unitário de Produção (Item 8)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85">
            <text:p>100% - (Outros Custos Variáveis (5C) + Margem de Lucro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number-columns-spanned="4" table:number-rows-spanned="1" table:style-name="ce75">
            <text:p>Preço de Venda Unitário</text:p>
          </table:table-cell>
          <table:covered-table-cell table:number-columns-repeated="3"/>
          <table:table-cell office:value-type="float" office:value="336037.54" table:formula="of:=ROUNDDOWN($$Item8/(100%-($$Item5C+$$MargemLucro));2)" table:style-name="ce61">
            <text:p>336.037,54<text:s/></text:p>
          </table:table-cell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5" table:number-rows-spanned="1" table:style-name="ce69">
            <text:p>Item 10 - Projeção de Receitas de Vendas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number-columns-spanned="1" table:number-rows-spanned="2" table:style-name="ce88">
            <text:p>Ano</text:p>
          </table:table-cell>
          <table:table-cell office:value-type="string" table:style-name="ce30">
            <text:p>Quantidade Produzida (Item 1)</text:p>
          </table:table-cell>
          <table:table-cell office:value-type="string" table:style-name="ce30">
            <text:p>Preço de Venda (Item 9)</text:p>
          </table:table-cell>
          <table:table-cell office:value-type="string" table:number-columns-spanned="2" table:number-rows-spanned="1" table:style-name="ce79">
            <text:p>Receita de Vendas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1100" table:formula="of:=$$Item1" table:style-name="ce25">
            <text:p>1100</text:p>
          </table:table-cell>
          <table:table-cell office:value-type="float" office:value="336037.54" table:formula="of:=$$Item9" table:style-name="ce64">
            <text:p>336.037,54<text:s/></text:p>
          </table:table-cell>
          <table:table-cell office:value-type="float" office:value="369641294" table:formula="of:=[.B109]*[.C109]" table:number-columns-spanned="2" table:number-rows-spanned="1" table:style-name="ce89">
            <text:p>369.641.294,00<text:s/>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369641294" table:formula="of:=[.D109]" table:number-columns-spanned="2" table:number-rows-spanned="1" table:style-name="ce90">
            <text:p>369.641.294,00<text:s/></text:p>
          </table:table-cell>
          <table:covered-table-cell/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5" table:number-rows-spanned="1" table:style-name="ce69">
            <text:p>Item 11 - Demonstrativo de Resultado do Exercício - DRE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0">
            <text:p>Descrição</text:p>
          </table:table-cell>
          <table:table-cell office:value-type="string" table:style-name="ce21">
            <text:p>Item</text:p>
          </table:table-cell>
          <table:table-cell office:value-type="string" table:number-columns-spanned="3" table:number-rows-spanned="1" table:style-name="ce91">
            <text:p>Valor Anua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65">
            <text:p>Receita de vendas (Item 10)</text:p>
          </table:table-cell>
          <table:table-cell office:value-type="string" table:style-name="ce66">
            <text:p>A</text:p>
          </table:table-cell>
          <table:table-cell office:value-type="float" office:value="369641294" table:formula="of:=$$Item10" table:number-columns-spanned="3" table:number-rows-spanned="1" table:style-name="ce92">
            <text:p>369.641.294,00<text:s/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65">
            <text:p>(-) Custos variáveis (b1 + b2 + b3)</text:p>
          </table:table-cell>
          <table:table-cell office:value-type="string" table:style-name="ce66">
            <text:p>B</text:p>
          </table:table-cell>
          <table:table-cell office:value-type="float" office:value="332572316.26666671" table:formula="of:=SUM([.C116:.E118])" table:number-columns-spanned="3" table:number-rows-spanned="1" table:style-name="ce92">
            <text:p>332.572.316,27<text:s/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24">
            <text:p><text:s text:c="6"/>Custo da mão de obra direta (Item 5A)</text:p>
          </table:table-cell>
          <table:table-cell office:value-type="string" table:style-name="ce25">
            <text:p><text:s text:c="10"/>b1</text:p>
          </table:table-cell>
          <table:table-cell office:value-type="float" office:value="389928" table:formula="of:=$$Item5A" table:number-columns-spanned="3" table:number-rows-spanned="1" table:style-name="ce93">
            <text:p>389.928,00<text:s/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24">
            <text:p><text:s text:c="6"/>Custo do material direto (Item 5B x Item 1)</text:p>
          </table:table-cell>
          <table:table-cell office:value-type="string" table:style-name="ce25">
            <text:p><text:s text:c="10"/>b2</text:p>
          </table:table-cell>
          <table:table-cell office:value-type="float" office:value="276736194.16666669" table:formula="of:=$$Item5B*$$Item1" table:number-columns-spanned="3" table:number-rows-spanned="1" table:style-name="ce93">
            <text:p>276.736.194,17<text:s/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24">
            <text:p><text:s text:c="6"/>Outros custos variáveis (Item 5C x Item 10)</text:p>
          </table:table-cell>
          <table:table-cell office:value-type="string" table:style-name="ce25">
            <text:p><text:s text:c="10"/>b3</text:p>
          </table:table-cell>
          <table:table-cell office:value-type="float" office:value="55446194.100000001" table:formula="of:=$$Item5C*$$Item10" table:number-columns-spanned="3" table:number-rows-spanned="1" table:style-name="ce93">
            <text:p>55.446.194,10<text:s/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65">
            <text:p>(=) Margem de Contribuição</text:p>
          </table:table-cell>
          <table:table-cell office:value-type="string" table:style-name="ce66">
            <text:p>C</text:p>
          </table:table-cell>
          <table:table-cell office:value-type="float" office:value="37068977.73333329" table:formula="of:=$$Item11A-$$Item11B" table:number-columns-spanned="3" table:number-rows-spanned="1" table:style-name="ce92">
            <text:p>37.068.977,73<text:s/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65">
            <text:p>(-) Custos Fixos (Item 4)</text:p>
          </table:table-cell>
          <table:table-cell office:value-type="string" table:style-name="ce66">
            <text:p>D</text:p>
          </table:table-cell>
          <table:table-cell office:value-type="float" office:value="104849.64" table:formula="of:=$$Item4" table:number-columns-spanned="3" table:number-rows-spanned="1" table:style-name="ce92">
            <text:p>104.849,64<text:s/>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style-name="ce36">
            <text:p>(=) Resultado Líquido - Lucro / Prejuízo</text:p>
          </table:table-cell>
          <table:table-cell office:value-type="string" table:style-name="ce67">
            <text:p>E</text:p>
          </table:table-cell>
          <table:table-cell office:value-type="float" office:value="36964128.093333289" table:formula="of:=[.C119]-[.C120]" table:number-columns-spanned="3" table:number-rows-spanned="1" table:style-name="ce90">
            <text:p>36.964.128,09<text:s/>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5" table:number-rows-spanned="1" table:style-name="ce69">
            <text:p>Item 12 - Capital de Gir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76">
            <text:p>Componentes</text:p>
          </table:table-cell>
          <table:covered-table-cell table:number-columns-repeated="2"/>
          <table:table-cell office:value-type="string" table:number-columns-spanned="2" table:number-rows-spanned="1" table:style-name="ce91">
            <text:p>Valor R$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1">
            <text:p>Custos Fixos (Item 4 / 12)</text:p>
          </table:table-cell>
          <table:covered-table-cell table:number-columns-repeated="2"/>
          <table:table-cell office:value-type="float" office:value="8737.4699999999993" table:formula="of:=$$Item4/12" table:number-columns-spanned="2" table:number-rows-spanned="1" table:style-name="ce89">
            <text:p>8.737,47<text:s/>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1">
            <text:p>Estoque de Matéria Prima (Item 1 / 12 x Item 5B)</text:p>
          </table:table-cell>
          <table:covered-table-cell table:number-columns-repeated="2"/>
          <table:table-cell office:value-type="float" office:value="23061349.513888892" table:formula="of:=$$Item1/12*$$Item5B" table:number-columns-spanned="2" table:number-rows-spanned="1" table:style-name="ce89">
            <text:p>23.061.349,51<text:s/>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1">
            <text:p>Mão de obra direta (Item 1 x Item 6 /12)</text:p>
          </table:table-cell>
          <table:covered-table-cell table:number-columns-repeated="2"/>
          <table:table-cell office:value-type="float" office:value="32494" table:formula="of:=$$Item1*$$Item6/12" table:number-columns-spanned="2" table:number-rows-spanned="1" table:style-name="ce89">
            <text:p>32.494,00<text:s/>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1">
            <text:p>Registros e Legalizações (estimado)</text:p>
          </table:table-cell>
          <table:covered-table-cell table:number-columns-repeated="2"/>
          <table:table-cell office:value-type="float" office:value="800" table:number-columns-spanned="2" table:number-rows-spanned="1" table:style-name="ce89">
            <text:p>800,00<text:s/>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1">
            <text:p>Publicidade inicial (estimado)</text:p>
          </table:table-cell>
          <table:covered-table-cell table:number-columns-repeated="2"/>
          <table:table-cell office:value-type="float" office:value="8000" table:number-columns-spanned="2" table:number-rows-spanned="1" table:style-name="ce89">
            <text:p>8.000,00<text:s/>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1">
            <text:p>Outros (estimado)</text:p>
          </table:table-cell>
          <table:covered-table-cell table:number-columns-repeated="2"/>
          <table:table-cell office:value-type="float" office:value="2500" table:number-columns-spanned="2" table:number-rows-spanned="1" table:style-name="ce89">
            <text:p>2.500,00<text:s/>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74">
            <text:p>Sub-Total</text:p>
          </table:table-cell>
          <table:covered-table-cell table:number-columns-repeated="2"/>
          <table:table-cell office:value-type="float" office:value="23113880.983888891" table:formula="of:=SUM([.D125:.E130])" table:number-columns-spanned="2" table:number-rows-spanned="1" table:style-name="ce94">
            <text:p>23.113.880,98<text:s/>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1">
            <text:p>Reserva técnica (10% do sub-total)</text:p>
          </table:table-cell>
          <table:covered-table-cell table:number-columns-repeated="2"/>
          <table:table-cell office:value-type="float" office:value="2311388.0983888893" table:formula="of:=[.D131]*10%" table:number-columns-spanned="2" table:number-rows-spanned="1" table:style-name="ce89">
            <text:p>2.311.388,10<text:s/></text:p>
          </table:table-cell>
          <table:covered-table-cell/>
          <table:table-cell table:number-columns-repeated="16379"/>
        </table:table-row>
        <table:table-row table:style-name="ro4">
          <table:table-cell office:value-type="string" office:string-value="Total do Capital de Giro Necessário para  dias" table:formula="of:=&quot;Total do Capital de Giro Necessário para &quot;&amp;[.E123]&amp;&quot; dias&quot;" table:number-columns-spanned="3" table:number-rows-spanned="1" table:style-name="ce75">
            <text:p>Total do Capital de Giro Necessário para <text:s/>dias</text:p>
          </table:table-cell>
          <table:covered-table-cell table:number-columns-repeated="2"/>
          <table:table-cell office:value-type="float" office:value="25425269.082277779" table:formula="of:=SUM([.D131:.E132])" table:number-columns-spanned="2" table:number-rows-spanned="1" table:style-name="ce95">
            <text:p>25.425.269,08<text:s/></text:p>
          </table:table-cell>
          <table:covered-table-cell/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3">
          <table:table-cell office:value-type="string" table:number-columns-spanned="5" table:number-rows-spanned="1" table:style-name="ce69">
            <text:p>Item 13 - Investimento Total Inicial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1">
            <text:p>Investimento Total Inicial = Capital de Giro (Item 12) + Investimento Fixo (Item 2)</text:p>
          </table:table-cell>
          <table:covered-table-cell table:number-columns-repeated="2"/>
          <table:table-cell office:value-type="float" office:value="25453167.082277779" table:formula="of:=$$Item12+$$Item2" table:number-columns-spanned="2" table:number-rows-spanned="1" table:style-name="ce93">
            <text:p>25.453.167,08<text:s/>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number-columns-spanned="3" table:number-rows-spanned="1" table:style-name="ce96">
            <text:p>Total</text:p>
          </table:table-cell>
          <table:covered-table-cell table:number-columns-repeated="2"/>
          <table:table-cell office:value-type="float" office:value="25453167.082277779" table:formula="of:=[.D136]" table:number-columns-spanned="2" table:number-rows-spanned="1" table:style-name="ce90">
            <text:p>25.453.167,08<text:s/></text:p>
          </table:table-cell>
          <table:covered-table-cell/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6">
          <table:table-cell office:value-type="string" table:number-columns-spanned="5" table:number-rows-spanned="1" table:style-name="ce97">
            <text:p>Lucratividade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98">
            <text:p>Lucratividade =</text:p>
          </table:table-cell>
          <table:table-cell office:value-type="string" table:number-columns-spanned="2" table:number-rows-spanned="1" table:style-name="ce99">
            <text:p>Lucro Líquido (Item 11E)</text:p>
          </table:table-cell>
          <table:covered-table-cell/>
          <table:table-cell office:value-type="string" table:number-columns-spanned="2" table:number-rows-spanned="2" table:style-name="ce100">
            <text:p><text:s/>x 100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number-columns-spanned="2" table:number-rows-spanned="1" table:style-name="ce99">
            <text:p>Receita de Vendas (Item 11A)</text:p>
          </table:table-cell>
          <table:covered-table-cell/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1">
            <text:p>Lucratividade =</text:p>
          </table:table-cell>
          <table:table-cell office:value-type="float" office:value="36964128.093333289" table:formula="of:=$$Item11E" table:number-columns-spanned="2" table:number-rows-spanned="1" table:style-name="ce102">
            <text:p>36.964.128,09<text:s/></text:p>
          </table:table-cell>
          <table:covered-table-cell/>
          <table:table-cell office:value-type="string" table:number-columns-spanned="2" table:number-rows-spanned="2" table:style-name="ce103">
            <text:p><text:s/>x 100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float" office:value="369641294" table:formula="of:=$$Item11A" table:number-columns-spanned="2" table:number-rows-spanned="1" table:style-name="ce102">
            <text:p>369.641.294,00<text:s/></text:p>
          </table:table-cell>
          <table:covered-table-cell/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Lucratividade =</text:p>
          </table:table-cell>
          <table:table-cell office:value-type="percentage" office:value="9.9999996465041291E-2" table:formula="of:=[.B142]/[.B143]" table:number-columns-spanned="2" table:number-rows-spanned="2" table:style-name="ce105">
            <text:p>10,00%</text:p>
          </table:table-cell>
          <table:covered-table-cell/>
          <table:table-cell table:number-columns-spanned="2" table:number-rows-spanned="2" table:style-name="ce116"/>
          <table:covered-table-cell/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6">
          <table:table-cell office:value-type="string" table:number-columns-spanned="5" table:number-rows-spanned="1" table:style-name="ce97">
            <text:p>Rentabilidade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98">
            <text:p>Rentabilidade =</text:p>
          </table:table-cell>
          <table:table-cell office:value-type="string" table:number-columns-spanned="2" table:number-rows-spanned="1" table:style-name="ce99">
            <text:p>Lucro Líquido (Item 11E)</text:p>
          </table:table-cell>
          <table:covered-table-cell/>
          <table:table-cell office:value-type="string" table:number-columns-spanned="2" table:number-rows-spanned="2" table:style-name="ce100">
            <text:p><text:s/>x 100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number-columns-spanned="2" table:number-rows-spanned="1" table:style-name="ce99">
            <text:p>Investimento Total Inicial (Item 13)</text:p>
          </table:table-cell>
          <table:covered-table-cell/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1">
            <text:p>Rentabilidade =</text:p>
          </table:table-cell>
          <table:table-cell office:value-type="float" office:value="36964128.093333289" table:formula="of:=$$Item11E" table:number-columns-spanned="2" table:number-rows-spanned="1" table:style-name="ce102">
            <text:p>36.964.128,09<text:s/></text:p>
          </table:table-cell>
          <table:covered-table-cell/>
          <table:table-cell office:value-type="string" table:number-columns-spanned="2" table:number-rows-spanned="2" table:style-name="ce103">
            <text:p><text:s/>x 100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float" office:value="25453167.082277779" table:formula="of:=$$Item13" table:number-columns-spanned="2" table:number-rows-spanned="1" table:style-name="ce102">
            <text:p>25.453.167,08<text:s/></text:p>
          </table:table-cell>
          <table:covered-table-cell/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Rentabilidade =</text:p>
          </table:table-cell>
          <table:table-cell office:value-type="percentage" office:value="1.4522408144277741" table:formula="of:=[.B150]/[.B151]" table:number-columns-spanned="2" table:number-rows-spanned="2" table:style-name="ce105">
            <text:p>145,22%</text:p>
          </table:table-cell>
          <table:covered-table-cell/>
          <table:table-cell table:number-columns-spanned="2" table:number-rows-spanned="2" table:style-name="ce116"/>
          <table:covered-table-cell/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6">
          <table:table-cell office:value-type="string" table:number-columns-spanned="5" table:number-rows-spanned="1" table:style-name="ce97">
            <text:p>Prazo de Retorno <text:s/>do Investimento (PRI)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Prazo de Retorno <text:s/>do Investimento =</text:p>
          </table:table-cell>
          <table:table-cell office:value-type="string" table:number-columns-spanned="3" table:number-rows-spanned="1" table:style-name="ce99">
            <text:p>Investimento total inicial (Item 13)</text:p>
          </table:table-cell>
          <table:covered-table-cell table:number-columns-repeated="2"/>
          <table:table-cell office:value-type="string" table:number-columns-spanned="1" table:number-rows-spanned="2" table:style-name="ce107">
            <text:p> x 1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3" table:number-rows-spanned="1" table:style-name="ce99">
            <text:p>Lucro líquido (Item 11E)</text:p>
          </table:table-cell>
          <table:covered-table-cell table:number-columns-repeated="2"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8">
            <text:p>Prazo de Retorno <text:s/>do Investimento =</text:p>
          </table:table-cell>
          <table:table-cell office:value-type="float" office:value="25453167.082277779" table:formula="of:=$$Item13" table:number-columns-spanned="3" table:number-rows-spanned="1" table:style-name="ce102">
            <text:p>25.453.167,08<text:s/></text:p>
          </table:table-cell>
          <table:covered-table-cell table:number-columns-repeated="2"/>
          <table:table-cell office:value-type="string" table:number-columns-spanned="1" table:number-rows-spanned="2" table:style-name="ce107">
            <text:p> x 12</text:p>
          </table:table-cell>
          <table:table-cell table:number-columns-repeated="16379"/>
        </table:table-row>
        <table:table-row table:style-name="ro4">
          <table:covered-table-cell/>
          <table:table-cell office:value-type="float" office:value="36964128.093333289" table:formula="of:=$$Item11E" table:number-columns-spanned="3" table:number-rows-spanned="1" table:style-name="ce102">
            <text:p>36.964.128,09<text:s/></text:p>
          </table:table-cell>
          <table:covered-table-cell table:number-columns-repeated="2"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9">
            <text:p>Prazo de Retorno <text:s/>do Investimento =</text:p>
          </table:table-cell>
          <table:table-cell office:value-type="string" office:string-value="8,16 meses" table:formula="of:=ROUNDDOWN([.B158]/[.B159];2)*12&amp;&quot; meses&quot;" table:number-columns-spanned="2" table:number-rows-spanned="2" table:style-name="ce110">
            <text:p>8,16 meses</text:p>
          </table:table-cell>
          <table:covered-table-cell/>
          <table:table-cell office:value-type="string" office:string-value="(8 meses e 7 dias)" table:formula="of:=&quot;(&quot;&amp;INT([.B158]/[.B159]*12)&amp;&quot; meses e &quot;&amp;INT((([.B158]/[.B159]*12)-INT([.B158]/[.B159]*12))*30)&amp;&quot; dias)&quot;" table:number-columns-spanned="2" table:number-rows-spanned="2" table:style-name="ce111">
            <text:p>(8 meses e 7 dias)</text:p>
          </table:table-cell>
          <table:covered-table-cell/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3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style-name="ro6">
          <table:table-cell office:value-type="string" table:number-columns-spanned="5" table:number-rows-spanned="1" table:style-name="ce97">
            <text:p>Ponto de Equilíbri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Ponto de Equilíbrio =</text:p>
          </table:table-cell>
          <table:table-cell office:value-type="string" table:number-columns-spanned="3" table:number-rows-spanned="1" table:style-name="ce99">
            <text:p>Custo Fixo (Item 4)</text:p>
          </table:table-cell>
          <table:covered-table-cell table:number-columns-repeated="2"/>
          <table:table-cell office:value-type="string" table:number-columns-spanned="1" table:number-rows-spanned="2" table:style-name="ce107">
            <text:p><text:s/>x 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3" table:number-rows-spanned="1" table:style-name="ce99">
            <text:p>Receita de Vendas (Item 11A) - Custos Variáveis (item 11B)</text:p>
          </table:table-cell>
          <table:covered-table-cell table:number-columns-repeated="2"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8">
            <text:p>Ponto de Equilíbrio =</text:p>
          </table:table-cell>
          <table:table-cell office:value-type="float" office:value="104849.64" table:formula="of:=$$Item4" table:number-columns-spanned="3" table:number-rows-spanned="1" table:style-name="ce112">
            <text:p>104.849,64<text:s/></text:p>
          </table:table-cell>
          <table:covered-table-cell table:number-columns-repeated="2"/>
          <table:table-cell office:value-type="string" table:number-columns-spanned="1" table:number-rows-spanned="2" table:style-name="ce107">
            <text:p><text:s/>x 100</text:p>
          </table:table-cell>
          <table:table-cell table:number-columns-repeated="16379"/>
        </table:table-row>
        <table:table-row table:style-name="ro4">
          <table:covered-table-cell/>
          <table:table-cell office:value-type="float" office:value="37068977.73333329" table:formula="of:=$$Item11A-$$Item11B" table:number-columns-spanned="3" table:number-rows-spanned="1" table:style-name="ce102">
            <text:p>37.068.977,73<text:s/></text:p>
          </table:table-cell>
          <table:covered-table-cell table:number-columns-repeated="2"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9">
            <text:p>Ponto de Equilíbrio =</text:p>
          </table:table-cell>
          <table:table-cell office:value-type="percentage" office:value="2.8285009841454776E-3" table:formula="of:=[.B166]/[.B167]" table:number-columns-spanned="2" table:number-rows-spanned="2" table:style-name="ce113">
            <text:p>0,28%</text:p>
          </table:table-cell>
          <table:covered-table-cell/>
          <table:table-cell table:number-columns-spanned="2" table:number-rows-spanned="2" table:style-name="ce117"/>
          <table:covered-table-cell/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table:number-columns-repeated="2" table:style-name="ce16"/>
          <table:table-cell table:number-columns-repeated="2" table:style-name="ce19"/>
          <table:table-cell table:number-columns-repeated="253" table:style-name="ce16"/>
          <table:table-cell table:number-columns-repeated="16127"/>
        </table:table-row>
        <table:table-row table:number-rows-repeated="1048403" table:style-name="ro1">
          <table:table-cell table:number-columns-repeated="16384"/>
        </table:table-row>
        <table:table-row table:number-rows-repeated="3" table:style-name="ro7">
          <table:table-cell table:number-columns-repeated="16384"/>
        </table:table-row>
      </table:table>
      <table:table table:name="Plano_de_Negócios_2anos" table:style-name="ta4">
        <table:table-column table:style-name="co6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  <table:table table:name="Plano_de_Negócios_3anos" table:style-name="ta4">
        <table:table-column table:style-name="co6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  <table:named-expressions>
        <table:named-range table:name="Computadores" table:cell-range-address="Plano_de_Negócios_1ano.$D$22" table:base-cell-address="Plano_de_Negócios_1ano.$A$1"/>
        <table:named-range table:name="Depreciacao" table:cell-range-address="Plano_de_Negócios_1ano.$D$40" table:base-cell-address="Plano_de_Negócios_1ano.$A$1"/>
        <table:named-range table:name="Eletronicos" table:cell-range-address="Plano_de_Negócios_1ano.$D$19" table:base-cell-address="Plano_de_Negócios_1ano.$A$1"/>
        <table:named-range table:name="Item1" table:cell-range-address="Plano_de_Negócios_1ano.$C$3" table:base-cell-address="Plano_de_Negócios_1ano.$A$1"/>
        <table:named-range table:name="Item10" table:cell-range-address="Plano_de_Negócios_1ano.$D$110" table:base-cell-address="Plano_de_Negócios_1ano.$A$1"/>
        <table:named-range table:name="Item11A" table:cell-range-address="Plano_de_Negócios_1ano.$C$114" table:base-cell-address="Plano_de_Negócios_1ano.$A$1"/>
        <table:named-range table:name="Item11B" table:cell-range-address="Plano_de_Negócios_1ano.$C$115" table:base-cell-address="Plano_de_Negócios_1ano.$A$1"/>
        <table:named-range table:name="Item11E" table:cell-range-address="Plano_de_Negócios_1ano.$C$121" table:base-cell-address="Plano_de_Negócios_1ano.$A$1"/>
        <table:named-range table:name="Item12" table:cell-range-address="Plano_de_Negócios_1ano.$D$133" table:base-cell-address="Plano_de_Negócios_1ano.$A$1"/>
        <table:named-range table:name="Item13" table:cell-range-address="Plano_de_Negócios_1ano.$D$137" table:base-cell-address="Plano_de_Negócios_1ano.$A$1"/>
        <table:named-range table:name="Item2" table:cell-range-address="Plano_de_Negócios_1ano.$D$30" table:base-cell-address="Plano_de_Negócios_1ano.$A$1"/>
        <table:named-range table:name="Item2A" table:cell-range-address="Plano_de_Negócios_1ano.$D$15" table:base-cell-address="Plano_de_Negócios_1ano.$A$1"/>
        <table:named-range table:name="Item2B" table:cell-range-address="Plano_de_Negócios_1ano.$D$23" table:base-cell-address="Plano_de_Negócios_1ano.$A$1"/>
        <table:named-range table:name="Item2C" table:cell-range-address="Plano_de_Negócios_1ano.$D$29" table:base-cell-address="Plano_de_Negócios_1ano.$A$1"/>
        <table:named-range table:name="Item4" table:cell-range-address="Plano_de_Negócios_1ano.$C$55" table:base-cell-address="Plano_de_Negócios_1ano.$A$1"/>
        <table:named-range table:name="Item5A" table:cell-range-address="Plano_de_Negócios_1ano.$E$66" table:base-cell-address="Plano_de_Negócios_1ano.$A$1"/>
        <table:named-range table:name="Item5B" table:cell-range-address="Plano_de_Negócios_1ano.$E$78" table:base-cell-address="Plano_de_Negócios_1ano.$A$1"/>
        <table:named-range table:name="Item5C" table:cell-range-address="Plano_de_Negócios_1ano.$E$84" table:base-cell-address="Plano_de_Negócios_1ano.$A$1"/>
        <table:named-range table:name="Item6" table:cell-range-address="Plano_de_Negócios_1ano.$E$89" table:base-cell-address="Plano_de_Negócios_1ano.$A$1"/>
        <table:named-range table:name="Item7" table:cell-range-address="Plano_de_Negócios_1ano.$E$94" table:base-cell-address="Plano_de_Negócios_1ano.$A$1"/>
        <table:named-range table:name="Item8" table:cell-range-address="Plano_de_Negócios_1ano.$E$100" table:base-cell-address="Plano_de_Negócios_1ano.$A$1"/>
        <table:named-range table:name="Item9" table:cell-range-address="Plano_de_Negócios_1ano.$E$105" table:base-cell-address="Plano_de_Negócios_1ano.$A$1"/>
        <table:named-range table:name="Manutencao" table:cell-range-address="Plano_de_Negócios_1ano.$F$40" table:base-cell-address="Plano_de_Negócios_1ano.$A$1"/>
        <table:named-range table:name="MargemContribuicao" table:cell-range-address="Plano_de_Negócios_1ano.$C$119" table:base-cell-address="Plano_de_Negócios_1ano.$A$1"/>
        <table:named-range table:name="MargemLucro" table:cell-range-address="Plano_de_Negócios_1ano.$E$102" table:base-cell-address="Plano_de_Negócios_1ano.$A$1"/>
        <table:named-range table:name="NumeroDias" table:cell-range-address="Plano_de_Negócios_1ano.$E$123" table:base-cell-address="Plano_de_Negócios_1ano.$A$1"/>
        <table:named-range table:name="Seguro" table:cell-range-address="Plano_de_Negócios_1ano.$H$40" table:base-cell-address="Plano_de_Negócios_1an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P0">
      <number:number number:decimal-places="2" number:min-integer-digits="1" number:grouping="true"/>
      <number:text> </number:text>
    </number:number-style>
    <number:number-style style:name="N36P1"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pt" number:country="BR">
      <number:currency-symbol number:language="pt" number:country="BR">R$</number:currency-symbol>
      <number:number number:decimal-places="2" number:min-integer-digits="1" number:grouping="true"/>
      <number:text> </number:text>
    </number:currency-style>
    <number:currency-style style:name="N37P1" number:language="pt" number:country="BR">
      <number:text>-</number:text>
      <number:currency-symbol number:language="pt" number:country="BR">R$</number:currency-symbol>
      <number:number number:decimal-places="2" number:min-integer-digits="1" number:grouping="true"/>
      <number:text> </number:text>
    </number:currency-style>
    <number:currency-style style:name="N37P2" number:language="pt" number:country="BR">
      <number:currency-symbol number:language="pt" number:country="BR">R$</number:currency-symbol>
      <number:text>-</number:text>
      <number:number number: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text>R$ </number:text>
      <number:number number:decimal-places="2" number:min-integer-digits="1" number:grouping="true"/>
    </number:number-style>
    <number:number-style style:name="N39P0">
      <number:number number:decimal-places="12" number:min-integer-digits="1" number:grouping="true"/>
      <number:text> </number:text>
    </number:number-style>
    <number:number-style style:name="N39P1">
      <number:number number:decimal-places="12" number:min-integer-digits="1" number:grouping="true"/>
      <number:text> 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7" number:min-integer-digits="1" number:grouping="true"/>
      <number:text> </number:text>
    </number:number-style>
    <number:number-style style:name="N40P1">
      <number:number number:decimal-places="7" number:min-integer-digits="1" number:grouping="true"/>
      <number:text> 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" number:language="en" number:country="US">
      <number:currency-symbol number:language="en" number:country="US">R$</number:currency-symbol>
      <number:text> </number:text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Currency" style:family="table-cell" style:data-style-name="N36">
      <style:table-cell-properties style:vertical-align="automatic" fo:background-color="transparent"/>
      <style:text-properties fo:color="#000000"/>
    </style:style>
    <style:style style:name="Excel_BuiltIn_Percent" style:family="table-cell" style:data-style-name="N13">
      <style:table-cell-properties style:vertical-align="automatic" fo:background-color="transparent"/>
      <style:text-properties fo:color="#00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75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04</meta:generator>
    <dc:title/>
    <dc:description/>
    <dc:subject/>
    <meta:initial-creator>Max</meta:initial-creator>
    <dc:creator>Rithie Natan</dc:creator>
    <meta:creation-date>2013-02-14T07:34:20Z</meta:creation-date>
    <dc:date>2018-06-11T23:18:25Z</dc:date>
    <meta:editing-cycles>8</meta:editing-cycles>
  </office:meta>
</office:document-meta>
</file>